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129.74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24.75pt"/>
    </style:style>
    <style:style style:name="co5" style:family="table-column">
      <style:table-column-properties fo:break-before="auto" style:column-width="327.74pt"/>
    </style:style>
    <style:style style:name="co6" style:family="table-column">
      <style:table-column-properties fo:break-before="auto" style:column-width="38.24pt"/>
    </style:style>
    <style:style style:name="co7" style:family="table-column">
      <style:table-column-properties fo:break-before="auto" style:column-width="61.51pt"/>
    </style:style>
    <style:style style:name="co8" style:family="table-column">
      <style:table-column-properties fo:break-before="auto" style:column-width="45.0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4472c4"/>
    </style:style>
    <style:style style:name="ce3" style:family="table-cell" style:parent-style-name="Default" style:data-style-name="N0">
      <style:table-cell-properties fo:background-color="#0084d1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5b9bd5"/>
    </style:style>
    <style:style style:name="ce6" style:family="table-cell" style:parent-style-name="Default" style:data-style-name="N0">
      <style:table-cell-properties fo:background-color="#66ff00"/>
    </style:style>
    <style:style style:name="ce7" style:family="table-cell" style:parent-style-name="Default" style:data-style-name="N0">
      <style:table-cell-properties fo:background-color="#66ffff"/>
    </style:style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>
      <style:table-cell-properties fo:background-color="#00ffff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0" table:default-cell-style-name="ce1"/>
        <table:table-column table:style-name="co3" table:default-cell-style-name="ce1"/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T USED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T USED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T USED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T USED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T USED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T USED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T USED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T USED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T USED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GON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&gt;B- TRIGONAL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&gt;B&lt; TETRAHEDRAL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RIUM</text:p>
          </table:table-cell>
          <table:table-cell table:number-columns-repeated="102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Br</text:p>
          </table:table-cell>
          <table:table-cell table:style-name="ce6" office:value-type="string" calcext:value-type="string">
            <text:p>BROMIDE</text:p>
          </table:table-cell>
          <table:table-cell table:style-name="ce6" office:value-type="string" calcext:value-type="string">
            <text:p>br</text:p>
          </table:table-cell>
          <table:table-cell table:style-name="ce6" office:value-type="string" calcext:value-type="string">
            <text:p>Correspondencia 1 a 1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SP3 ALKANE</text:p>
          </table:table-cell>
          <table:table-cell table:style-name="ce4" office:value-type="string" calcext:value-type="string">
            <text:p>c3</text:p>
          </table:table-cell>
          <table:table-cell table:style-name="ce4"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SP2 ALKENE</text:p>
          </table:table-cell>
          <table:table-cell table:style-name="ce4" office:value-type="string" calcext:value-type="string">
            <text:p>c2, ca, cp, cq</text:p>
          </table:table-cell>
          <table:table-cell table:style-name="ce4"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CSP2 CARBONYL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Correspondencia 1 a 1</text:p>
          </table:table-cell>
          <table:table-cell table:style-name="ce4"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SP ALKYNE</text:p>
          </table:table-cell>
          <table:table-cell table:style-name="ce4" office:value-type="string" calcext:value-type="string">
            <text:p>c1</text:p>
          </table:table-cell>
          <table:table-cell table:style-name="ce4" table:number-columns-repeated="102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YCLOPROPANE</text:p>
          </table:table-cell>
          <table:table-cell table:style-name="ce4" table:number-columns-repeated="1021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SP2 CYCLOPROPENE</text:p>
          </table:table-cell>
          <table:table-cell table:style-name="ce4" table:number-columns-repeated="1021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BENZENE (LOCALIZED)</text:p>
          </table:table-cell>
          <table:table-cell table:style-name="ce4" table:number-columns-repeated="1021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SP3 CYCLOBUTANE</text:p>
          </table:table-cell>
          <table:table-cell table:style-name="ce4" table:number-columns-repeated="1021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SP2 CYCLOBUTENE</text:p>
          </table:table-cell>
          <table:table-cell table:style-name="ce4" table:number-columns-repeated="1021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=O CYCLOBUTANONE</text:p>
          </table:table-cell>
          <table:table-cell table:style-name="ce4" table:number-columns-repeated="1021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=O CYCLOPROPANONE</text:p>
          </table:table-cell>
          <table:table-cell table:style-name="ce4" table:number-columns-repeated="1021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ALLENE CSP =C=</text:p>
          </table:table-cell>
          <table:table-cell table:style-name="ce4" table:number-columns-repeated="1021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KETONIUM CARBON</text:p>
          </table:table-cell>
          <table:table-cell table:style-name="ce4" table:number-columns-repeated="1021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'=c=o ketene</text:p>
          </table:table-cell>
          <table:table-cell table:style-name="ce4" table:number-columns-repeated="1021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=C NUCLEIC ACID</text:p>
          </table:table-cell>
          <table:table-cell table:style-name="ce4" table:number-columns-repeated="1021"/>
        </table:table-row>
        <table:table-row table:style-name="ro1">
          <table:table-cell table:style-name="ce4" office:value-type="float" office:value="161" calcext:value-type="float">
            <text:p>16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=C NUCLEIC ACID</text:p>
          </table:table-cell>
          <table:table-cell table:style-name="ce4" table:number-columns-repeated="1021"/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=O NUCLEIC ACID</text:p>
          </table:table-cell>
          <table:table-cell table:style-name="ce4"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C*</text:p>
          </table:table-cell>
          <table:table-cell table:style-name="ce4" office:value-type="string" calcext:value-type="string">
            <text:p>RADICAL</text:p>
          </table:table-cell>
          <table:table-cell table:style-name="ce4" table:number-columns-repeated="102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C+</text:p>
          </table:table-cell>
          <table:table-cell table:style-name="ce4" office:value-type="string" calcext:value-type="string">
            <text:p>CARBONIUM ION</text:p>
          </table:table-cell>
          <table:table-cell table:style-name="ce4"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LCIUM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RIUM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 FERROCENE-H</text:p>
          </table:table-cell>
          <table:table-cell table:number-columns-repeated="102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CHLORIDE</text:p>
          </table:table-cell>
          <table:table-cell table:style-name="ce6" office:value-type="string" calcext:value-type="string">
            <text:p>cl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BALT (II)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BALT (III)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 FERROCENE-C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UTERIUM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DYSPROSIUM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RBIUM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IUM</text:p>
          </table:table-cell>
          <table:table-cell table:number-columns-repeated="102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FLUORIDE</text:p>
          </table:table-cell>
          <table:table-cell table:style-name="ce6"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RON (II)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RON (III)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ADOLINIUM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RMANIUM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EXCEPT ON N,O,S</text:p>
          </table:table-cell>
          <table:table-cell table:style-name="ce6" office:value-type="string" calcext:value-type="string">
            <text:p>hc, ha, hp, h1, h2, h3, h4, h5, hx</text:p>
          </table:table-cell>
          <table:table-cell table:number-columns-repeated="102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-OH ALCOHOL</text:p>
          </table:table-cell>
          <table:table-cell table:number-columns-repeated="102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NH AMINE/IMINE</text:p>
          </table:table-cell>
          <table:table-cell table:number-columns-repeated="102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COOH CARBOXYL</text:p>
          </table:table-cell>
          <table:table-cell table:number-columns-repeated="102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H-N-C=O AMIDE</text:p>
          </table:table-cell>
          <table:table-cell table:number-columns-repeated="102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SH THIOL</text:p>
          </table:table-cell>
          <table:table-cell table:style-name="ce6" office:value-type="string" calcext:value-type="string">
            <text:p>hs</text:p>
          </table:table-cell>
          <table:table-cell table:number-columns-repeated="102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AMMONIUM</text:p>
          </table:table-cell>
          <table:table-cell table:number-columns-repeated="102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H-O ENOL/PHENOL</text:p>
          </table:table-cell>
          <table:table-cell table:number-columns-repeated="1021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-C ACETYLENE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LIUM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HOLMIUM</text:p>
          </table:table-cell>
          <table:table-cell table:number-columns-repeated="102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IODIDE</text:p>
          </table:table-cell>
          <table:table-cell table:style-name="ce6" office:value-type="string" calcext:value-type="string">
            <text:p>I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RYPTON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NTHANUM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THIUM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TETIUM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AGNESIUM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NSP3</text:p>
          </table:table-cell>
          <table:table-cell table:style-name="ce6" office:value-type="string" calcext:value-type="string">
            <text:p>n3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NSP2</text:p>
          </table:table-cell>
          <table:table-cell table:style-name="ce6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NSP</text:p>
          </table:table-cell>
          <table:table-cell table:style-name="ce6" office:value-type="string" calcext:value-type="string">
            <text:p>n1</text:p>
          </table:table-cell>
          <table:table-cell table:number-columns-repeated="102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-N=C-/PYR (DELOCLZD)</text:p>
          </table:table-cell>
          <table:table-cell table:number-columns-repeated="102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SP2 PYRROLE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=n-o azoxy (local)”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ZIDE (CENTER N)</text:p>
          </table:table-cell>
          <table:table-cell table:number-columns-repeated="102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NITRO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=n- imine (localzd)"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N=N- AZO (LOCAL)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=n-oh oxime”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N= AZOXY (LOCAL)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=n-o axoxy (deloc)”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N= AZOXY (DELOC)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&gt;N-OH HYDROXYAMINE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SP3 HYDRAZINE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SP2 AMIDE (DELOC)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SP3 SULFONAMI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SP3 LI-AMIDE</text:p>
          </table:table-cell>
          <table:table-cell table:number-columns-repeated="102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6" office:value-type="string" calcext:value-type="string">
            <text:p>N+</text:p>
          </table:table-cell>
          <table:table-cell table:style-name="ce6" office:value-type="string" calcext:value-type="string">
            <text:p>NSP3 AMMONIUM</text:p>
          </table:table-cell>
          <table:table-cell table:style-name="ce6" office:value-type="string" calcext:value-type="string">
            <text:p>n4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-N(+)= IMMINIUM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-N(+)= PYRIDINIUM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EODYMIUM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ON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CKEL (II)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CKEL (III)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-O-H, C-O-C, O-O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O=C CARBONY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OO-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SP2 FURAN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ARBOXYLATE ION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POXY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MINE OXIDE OXYGEN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ETONIUM OXYGEN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-H, O-C (CARBOXYL)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hydroxil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-C=O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-O-H (ACID)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-O-C (ESTER)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-N&lt; (AMIDE)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-X (HALIDE)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-C=C&lt;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-O-C=O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(OH)(OH)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(OH)(OC)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(OH)(N&lt;)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(OH)(X)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(OH)(C=C&lt;)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(OH)(O-C=O)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(O-C)(OC)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(O-C)(N&lt;)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(O-C)(X)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(O-C)(C=C&lt;)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(O-C)(O-C=O)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(N&lt;)(N&lt;)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(N&lt;)(X)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(N&lt;)(C=C&lt;)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(N&lt;)(O-C=O)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(X)(X)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(X)(C=C&lt;)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(X)(O-C=O)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(C=C)(C=C)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(C=C)(O-C=O)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(O-C=O)(O-C=O)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(C=O)(C=O)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(C=O)(OH)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(C=O)(OC)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(C=O)(N&lt;)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(C=O)(X)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(C=O)(C=C&lt;)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=C(C=O)(O-C=O)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&gt;N-OH HYDROXYAMINE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O- ANHYDRIDE (LOCL)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O- ANHYDRIDE (DELO)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-P=O PHOSPHATE</text:p>
          </table:table-cell>
          <table:table-cell table:number-columns-repeated="102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&gt;P- PHOSPHINE</text:p>
          </table:table-cell>
          <table:table-cell table:number-columns-repeated="102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HOSPHORUS (V)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&gt;P=O PHOSPHATE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LEAD (IV)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ROMETHIUM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AESEODYMIUM</text:p>
          </table:table-cell>
          <table:table-cell table:number-columns-repeated="102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S- SULFIDE</text:p>
          </table:table-cell>
          <table:table-cell table:number-columns-repeated="102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&gt;S=O SULFOXIDE</text:p>
          </table:table-cell>
          <table:table-cell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&gt;SO2 SULFONE</text:p>
          </table:table-cell>
          <table:table-cell table:number-columns-repeated="102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SP2 THIOPHENE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=C</text:p>
          </table:table-cell>
          <table:table-cell table:number-columns-repeated="1021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S-S- DISULFIDE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S- POLYSULFIDE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&gt;SO2 SULFONAMIDE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+</text:p>
          </table:table-cell>
          <table:table-cell office:value-type="string" calcext:value-type="string">
            <text:p>&gt;S+ SULFONIUM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LENIUM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LANE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MARIUM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TIN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TRONTIUM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ERBIUM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LLURIUM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HULIUM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XENON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TTERBIUM</text:p>
          </table:table-cell>
          <table:table-cell table:number-columns-repeated="1021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4" table:default-cell-style-name="ce1"/>
        <table:table-column table:style-name="co7" table:number-columns-repeated="2" table:default-cell-style-name="ce1"/>
        <table:table-column table:style-name="co8" table:number-columns-repeated="3" table:default-cell-style-name="ce1"/>
        <table:table-column table:style-name="co1" table:number-columns-repeated="1011" table:default-cell-style-name="ce1"/>
        <table:table-column table:style-name="co3" table:default-cell-style-name="ce1"/>
        <table:table-row table:style-name="ro1"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Sp2 C carbonyl grou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CONCATENATE(&quot;'&quot;;[.A1];&quot;': &quot;;&quot;['&quot;;[.C1];&quot;'],&quot;;)" office:value-type="string" office:string-value="'c': ['3']," calcext:value-type="string">
            <text:p>'c': ['3'],</text:p>
          </table:table-cell>
          <table:table-cell table:style-name="ce4" office:value-type="string" calcext:value-type="string">
            <text:p>c': ['3', '2'],</text:p>
          </table:table-cell>
          <table:table-cell office:value-type="string" calcext:value-type="string">
            <text:p>Basic_4 (3)</text:p>
          </table:table-cell>
          <table:table-cell table:style-name="ce4" office:value-type="string" calcext:value-type="string">
            <text:p>Basic_5 (3)</text:p>
          </table:table-cell>
          <table:table-cell table:style-name="ce4" office:value-type="string" calcext:value-type="string">
            <text:p>Basic_6 (2)</text:p>
          </table:table-cell>
          <table:table-cell table:style-name="ce4" office:value-type="string" calcext:value-type="string">
            <text:p>Basic_11 (3)</text:p>
          </table:table-cell>
          <table:table-cell table:style-name="ce4" office:value-type="string" calcext:value-type="string">
            <text:p>Adv_9 (3)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Sp C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table:formula="of:=CONCATENATE(&quot;'&quot;;[.A2];&quot;': &quot;;&quot;['&quot;;[.C2];&quot;'],&quot;;)" office:value-type="string" office:string-value="'c1': ['4']," calcext:value-type="string">
            <text:p>'c1': ['4'],</text:p>
          </table:table-cell>
          <table:table-cell table:style-name="ce4" office:value-type="string" calcext:value-type="string">
            <text:p>'c1': ['4'],</text:p>
          </table:table-cell>
          <table:table-cell office:value-type="string" calcext:value-type="string">
            <text:p>Basic_7</text:p>
          </table:table-cell>
          <table:table-cell office:value-type="string" calcext:value-type="string">
            <text:p>Adv_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p2 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8, 57</text:p>
          </table:table-cell>
          <table:table-cell table:style-name="ce4" table:formula="of:=CONCATENATE(&quot;'&quot;;[.A3];&quot;': &quot;;&quot;['&quot;;[.C3];&quot;'],&quot;;)" office:value-type="string" office:string-value="'c2': ['2']," calcext:value-type="string">
            <text:p>'c2': ['2'],</text:p>
          </table:table-cell>
          <table:table-cell table:style-name="ce4" office:value-type="string" calcext:value-type="string">
            <text:p>c2': ['2', '38', '57'],</text:p>
          </table:table-cell>
          <table:table-cell office:value-type="string" calcext:value-type="string">
            <text:p>Basic_2</text:p>
          </table:table-cell>
          <table:table-cell office:value-type="string" calcext:value-type="string">
            <text:p>Basic_12</text:p>
          </table:table-cell>
          <table:table-cell office:value-type="string" calcext:value-type="string">
            <text:p>Basic_16</text:p>
          </table:table-cell>
          <table:table-cell office:value-type="string" calcext:value-type="string">
            <text:p>Adv_1</text:p>
          </table:table-cell>
          <table:table-cell office:value-type="string" calcext:value-type="string">
            <text:p>Adv_2</text:p>
          </table:table-cell>
          <table:table-cell office:value-type="string" calcext:value-type="string">
            <text:p>Adv_3</text:p>
          </table:table-cell>
          <table:table-cell office:value-type="string" calcext:value-type="string">
            <text:p>Adv_4</text:p>
          </table:table-cell>
          <table:table-cell office:value-type="string" calcext:value-type="string">
            <text:p>Adv_5</text:p>
          </table:table-cell>
          <table:table-cell office:value-type="string" calcext:value-type="string">
            <text:p>Adv_8</text:p>
          </table:table-cell>
          <table:table-cell office:value-type="string" calcext:value-type="string">
            <text:p>Adv_11</text:p>
          </table:table-cell>
          <table:table-cell office:value-type="string" calcext:value-type="string">
            <text:p>Adv_16</text:p>
          </table:table-cell>
          <table:table-cell office:value-type="string" calcext:value-type="string">
            <text:p>Adv_17</text:p>
          </table:table-cell>
          <table:table-cell office:value-type="string" calcext:value-type="string">
            <text:p>Adv_18 (57)</text:p>
          </table:table-cell>
          <table:table-cell office:value-type="string" calcext:value-type="string">
            <text:p>Adv_19</text:p>
          </table:table-cell>
          <table:table-cell office:value-type="string" calcext:value-type="string">
            <text:p>Adv_19 (38)</text:p>
          </table:table-cell>
          <table:table-cell office:value-type="string" calcext:value-type="string">
            <text:p>Adv_21</text:p>
          </table:table-cell>
          <table:table-cell office:value-type="string" calcext:value-type="string">
            <text:p>Adv_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Sp3 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 56</text:p>
          </table:table-cell>
          <table:table-cell table:style-name="ce4" table:formula="of:=CONCATENATE(&quot;'&quot;;[.A4];&quot;': &quot;;&quot;['&quot;;[.C4];&quot;'],&quot;;)" office:value-type="string" office:string-value="'c3': ['1']," calcext:value-type="string">
            <text:p>'c3': ['1'],</text:p>
          </table:table-cell>
          <table:table-cell table:style-name="ce4" office:value-type="string" calcext:value-type="string">
            <text:p>c3': ['1', '22', '56'],</text:p>
          </table:table-cell>
          <table:table-cell office:value-type="string" calcext:value-type="string">
            <text:p>Basic_1</text:p>
          </table:table-cell>
          <table:table-cell office:value-type="string" calcext:value-type="string">
            <text:p>Basic_3</text:p>
          </table:table-cell>
          <table:table-cell office:value-type="string" calcext:value-type="string">
            <text:p>Basic_4</text:p>
          </table:table-cell>
          <table:table-cell office:value-type="string" calcext:value-type="string">
            <text:p>Basic_5</text:p>
          </table:table-cell>
          <table:table-cell office:value-type="string" calcext:value-type="string">
            <text:p>Basic_6</text:p>
          </table:table-cell>
          <table:table-cell office:value-type="string" calcext:value-type="string">
            <text:p>Basic_7</text:p>
          </table:table-cell>
          <table:table-cell office:value-type="string" calcext:value-type="string">
            <text:p>Basic_8</text:p>
          </table:table-cell>
          <table:table-cell office:value-type="string" calcext:value-type="string">
            <text:p>Basic_9</text:p>
          </table:table-cell>
          <table:table-cell office:value-type="string" calcext:value-type="string">
            <text:p>Basic_10</text:p>
          </table:table-cell>
          <table:table-cell office:value-type="string" calcext:value-type="string">
            <text:p>Basic_11</text:p>
          </table:table-cell>
          <table:table-cell office:value-type="string" calcext:value-type="string">
            <text:p>Basic_12</text:p>
          </table:table-cell>
          <table:table-cell office:value-type="string" calcext:value-type="string">
            <text:p>Basic_13</text:p>
          </table:table-cell>
          <table:table-cell office:value-type="string" calcext:value-type="string">
            <text:p>Basic_14</text:p>
          </table:table-cell>
          <table:table-cell office:value-type="string" calcext:value-type="string">
            <text:p>Basic_16</text:p>
          </table:table-cell>
          <table:table-cell office:value-type="string" calcext:value-type="string">
            <text:p>Basic_17</text:p>
          </table:table-cell>
          <table:table-cell office:value-type="string" calcext:value-type="string">
            <text:p>Basic_18</text:p>
          </table:table-cell>
          <table:table-cell office:value-type="string" calcext:value-type="string">
            <text:p>Basic_19</text:p>
          </table:table-cell>
          <table:table-cell office:value-type="string" calcext:value-type="string">
            <text:p>Adv_16</text:p>
          </table:table-cell>
          <table:table-cell office:value-type="string" calcext:value-type="string">
            <text:p>Adv_17</text:p>
          </table:table-cell>
          <table:table-cell office:value-type="string" calcext:value-type="string">
            <text:p>Adv_18 (22)</text:p>
          </table:table-cell>
          <table:table-cell office:value-type="string" calcext:value-type="string">
            <text:p>Adv_18 (56)</text:p>
          </table:table-cell>
          <table:table-cell office:value-type="string" calcext:value-type="string">
            <text:p>Adv_19 (22)</text:p>
          </table:table-cell>
          <table:table-cell office:value-type="string" calcext:value-type="string">
            <text:p>Adv_20</text:p>
          </table:table-cell>
          <table:table-cell office:value-type="string" calcext:value-type="string">
            <text:p>Adv_21</text:p>
          </table:table-cell>
          <table:table-cell office:value-type="string" calcext:value-type="string">
            <text:p>Adv_22</text:p>
          </table:table-cell>
          <table:table-cell office:value-type="string" calcext:value-type="string">
            <text:p>Adv_23</text:p>
          </table:table-cell>
          <table:table-cell office:value-type="string" calcext:value-type="string">
            <text:p>Adv_24</text:p>
          </table:table-cell>
          <table:table-cell office:value-type="string" calcext:value-type="string">
            <text:p>Adv_2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p2 C in pure aromatic systems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formula="of:=CONCATENATE(&quot;'&quot;;[.A5];&quot;': &quot;;&quot;['&quot;;[.C5];&quot;'],&quot;;)" office:value-type="string" office:string-value="'ca': ['2']," calcext:value-type="string">
            <text:p>'ca': ['2'],</text:p>
          </table:table-cell>
          <table:table-cell table:style-name="ce4" office:value-type="string" calcext:value-type="string">
            <text:p>'ca': ['2'],</text:p>
          </table:table-cell>
          <table:table-cell office:value-type="string" calcext:value-type="string">
            <text:p>Basic_3</text:p>
          </table:table-cell>
          <table:table-cell office:value-type="string" calcext:value-type="string">
            <text:p>Basic_14</text:p>
          </table:table-cell>
          <table:table-cell office:value-type="string" calcext:value-type="string">
            <text:p>Basic_15</text:p>
          </table:table-cell>
          <table:table-cell office:value-type="string" calcext:value-type="string">
            <text:p>Adv_6</text:p>
          </table:table-cell>
          <table:table-cell office:value-type="string" calcext:value-type="string">
            <text:p>Adv_7</text:p>
          </table:table-cell>
          <table:table-cell office:value-type="string" calcext:value-type="string">
            <text:p>Adv_9</text:p>
          </table:table-cell>
          <table:table-cell office:value-type="string" calcext:value-type="string">
            <text:p>Adv_10</text:p>
          </table:table-cell>
          <table:table-cell office:value-type="string" calcext:value-type="string">
            <text:p>Adv_11</text:p>
          </table:table-cell>
          <table:table-cell office:value-type="string" calcext:value-type="string">
            <text:p>Adv_12</text:p>
          </table:table-cell>
          <table:table-cell office:value-type="string" calcext:value-type="string">
            <text:p>Adv_13</text:p>
          </table:table-cell>
          <table:table-cell office:value-type="string" calcext:value-type="string">
            <text:p>Adv_14</text:p>
          </table:table-cell>
          <table:table-cell office:value-type="string" calcext:value-type="string">
            <text:p>Adv_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Head Sp2 C that connect two rings in biphenyl sys.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formula="of:=CONCATENATE(&quot;'&quot;;[.A6];&quot;': &quot;;&quot;['&quot;;[.C6];&quot;'],&quot;;)" office:value-type="string" office:string-value="'cp': ['2']," calcext:value-type="string">
            <text:p>'cp': ['2'],</text:p>
          </table:table-cell>
          <table:table-cell table:style-name="ce4" office:value-type="string" calcext:value-type="string">
            <text:p>'cp': ['2'],</text:p>
          </table:table-cell>
          <table:table-cell office:value-type="string" calcext:value-type="string">
            <text:p>Adv_10</text:p>
          </table:table-cell>
          <table:table-cell office:value-type="string" calcext:value-type="string">
            <text:p>Adv_11</text:p>
          </table:table-cell>
          <table:table-cell office:value-type="string" calcext:value-type="string">
            <text:p>Adv_12</text:p>
          </table:table-cell>
          <table:table-cell office:value-type="string" calcext:value-type="string">
            <text:p>Adv_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q</text:p>
          </table:table-cell>
          <table:table-cell office:value-type="string" calcext:value-type="string">
            <text:p>Head Sp2 C that connect two rings in biphenyl sys. identical to cp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formula="of:=CONCATENATE(&quot;'&quot;;[.A7];&quot;': &quot;;&quot;['&quot;;[.C7];&quot;'],&quot;;)" office:value-type="string" office:string-value="'cq': ['2']," calcext:value-type="string">
            <text:p>'cq': ['2'],</text:p>
          </table:table-cell>
          <table:table-cell table:style-name="ce4" office:value-type="string" calcext:value-type="string">
            <text:p>'cq': ['2'],</text:p>
          </table:table-cell>
          <table:table-cell office:value-type="string" calcext:value-type="string">
            <text:p>Adv_10</text:p>
          </table:table-cell>
          <table:table-cell office:value-type="string" calcext:value-type="string">
            <text:p>Adv_11</text:p>
          </table:table-cell>
          <table:table-cell office:value-type="string" calcext:value-type="string">
            <text:p>Adv_12</text:p>
          </table:table-cell>
          <table:table-cell office:value-type="string" calcext:value-type="string">
            <text:p>Adv_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Sp2 carbons in non-pure aromatic systems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formula="of:=CONCATENATE(&quot;'&quot;;[.A8];&quot;': &quot;;&quot;['&quot;;[.C8];&quot;'],&quot;;)" office:value-type="string" office:string-value="'cc': ['2']," calcext:value-type="string">
            <text:p>'cc': ['2'],</text:p>
          </table:table-cell>
          <table:table-cell table:style-name="ce4" office:value-type="string" calcext:value-type="string">
            <text:p>'cc': ['2'],</text:p>
          </table:table-cell>
          <table:table-cell office:value-type="string" calcext:value-type="string">
            <text:p>Adv_6</text:p>
          </table:table-cell>
          <table:table-cell office:value-type="string" calcext:value-type="string">
            <text:p>Adv_7</text:p>
          </table:table-cell>
          <table:table-cell office:value-type="string" calcext:value-type="string">
            <text:p>Adv_8</text:p>
          </table:table-cell>
          <table:table-cell office:value-type="string" calcext:value-type="string">
            <text:p>Adv_9</text:p>
          </table:table-cell>
          <table:table-cell office:value-type="string" calcext:value-type="string">
            <text:p>Adv_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Sp2 carbons in non-pure aromatic systems, identical to cc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formula="of:=CONCATENATE(&quot;'&quot;;[.A9];&quot;': &quot;;&quot;['&quot;;[.C9];&quot;'],&quot;;)" office:value-type="string" office:string-value="'cd': ['2']," calcext:value-type="string">
            <text:p>'cd': ['2'],</text:p>
          </table:table-cell>
          <table:table-cell table:style-name="ce4" office:value-type="string" calcext:value-type="string">
            <text:p>'cd': ['2'],</text:p>
          </table:table-cell>
          <table:table-cell office:value-type="string" calcext:value-type="string">
            <text:p>Adv_6</text:p>
          </table:table-cell>
          <table:table-cell office:value-type="string" calcext:value-type="string">
            <text:p>Adv_7</text:p>
          </table:table-cell>
          <table:table-cell office:value-type="string" calcext:value-type="string">
            <text:p>Adv_8</text:p>
          </table:table-cell>
          <table:table-cell office:value-type="string" calcext:value-type="string">
            <text:p>Adv_9</text:p>
          </table:table-cell>
          <table:table-cell office:value-type="string" calcext:value-type="string">
            <text:p>Adv_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Inner Sp2 carbons in conjugated systems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formula="of:=CONCATENATE(&quot;'&quot;;[.A10];&quot;': &quot;;&quot;['&quot;;[.C10];&quot;'],&quot;;)" office:value-type="string" office:string-value="'ce': ['2']," calcext:value-type="string">
            <text:p>'ce': ['2'],</text:p>
          </table:table-cell>
          <table:table-cell table:style-name="ce4" office:value-type="string" calcext:value-type="string">
            <text:p>'ce': ['2'],</text:p>
          </table:table-cell>
          <table:table-cell office:value-type="string" calcext:value-type="string">
            <text:p>Adv_1</text:p>
          </table:table-cell>
          <table:table-cell office:value-type="string" calcext:value-type="string">
            <text:p>Adv_2</text:p>
          </table:table-cell>
          <table:table-cell office:value-type="string" calcext:value-type="string">
            <text:p>Adv_4</text:p>
          </table:table-cell>
          <table:table-cell office:value-type="string" calcext:value-type="string">
            <text:p>Adv_5</text:p>
          </table:table-cell>
          <table:table-cell office:value-type="string" calcext:value-type="string">
            <text:p>Adv_17</text:p>
          </table:table-cell>
          <table:table-cell office:value-type="string" calcext:value-type="string">
            <text:p>Adv_19</text:p>
          </table:table-cell>
          <table:table-cell office:value-type="string" calcext:value-type="string">
            <text:p>Adv_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Inner Sp2 carbons in conjugated systems, identical to ce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formula="of:=CONCATENATE(&quot;'&quot;;[.A11];&quot;': &quot;;&quot;['&quot;;[.C11];&quot;'],&quot;;)" office:value-type="string" office:string-value="'cf': ['2']," calcext:value-type="string">
            <text:p>'cf': ['2'],</text:p>
          </table:table-cell>
          <table:table-cell table:style-name="ce4" office:value-type="string" calcext:value-type="string">
            <text:p>'cf': ['2'],</text:p>
          </table:table-cell>
          <table:table-cell office:value-type="string" calcext:value-type="string">
            <text:p>Adv_1</text:p>
          </table:table-cell>
          <table:table-cell office:value-type="string" calcext:value-type="string">
            <text:p>Adv_2</text:p>
          </table:table-cell>
          <table:table-cell office:value-type="string" calcext:value-type="string">
            <text:p>Adv_4</text:p>
          </table:table-cell>
          <table:table-cell office:value-type="string" calcext:value-type="string">
            <text:p>Adv_5</text:p>
          </table:table-cell>
          <table:table-cell office:value-type="string" calcext:value-type="string">
            <text:p>Adv_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Inner Sp carbons in conjugated systems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table:formula="of:=CONCATENATE(&quot;'&quot;;[.A12];&quot;': &quot;;&quot;['&quot;;[.C12];&quot;'],&quot;;)" office:value-type="string" office:string-value="'cg': ['4']," calcext:value-type="string">
            <text:p>'cg': ['4'],</text:p>
          </table:table-cell>
          <table:table-cell table:style-name="ce4" office:value-type="string" calcext:value-type="string">
            <text:p>'cg': ['4'],</text:p>
          </table:table-cell>
          <table:table-cell office:value-type="string" calcext:value-type="string">
            <text:p>Adv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Inner Sp carbons in conjugated systems, identical to cg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table:formula="of:=CONCATENATE(&quot;'&quot;;[.A13];&quot;': &quot;;&quot;['&quot;;[.C13];&quot;'],&quot;;)" office:value-type="string" office:string-value="'ch': ['4']," calcext:value-type="string">
            <text:p>'ch': ['4'],</text:p>
          </table:table-cell>
          <table:table-cell table:style-name="ce4" office:value-type="string" calcext:value-type="string">
            <text:p>'ch': ['4'],</text:p>
          </table:table-cell>
          <table:table-cell office:value-type="string" calcext:value-type="string">
            <text:p>Adv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x</text:p>
          </table:table-cell>
          <table:table-cell office:value-type="string" calcext:value-type="string">
            <text:p>Sp3 carbons in triangle systems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4" table:formula="of:=CONCATENATE(&quot;'&quot;;[.A14];&quot;': &quot;;&quot;['&quot;;[.C14];&quot;'],&quot;;)" office:value-type="string" office:string-value="'cx': ['22']," calcext:value-type="string">
            <text:p>'cx': ['22'],</text:p>
          </table:table-cell>
          <table:table-cell table:style-name="ce4" office:value-type="string" calcext:value-type="string">
            <text:p>'cx': ['22'],</text:p>
          </table:table-cell>
          <table:table-cell office:value-type="string" calcext:value-type="string">
            <text:p>Adv_18</text:p>
          </table:table-cell>
          <table:table-cell office:value-type="string" calcext:value-type="string">
            <text:p>Adv_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Sp3 carbons in square systems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4" table:formula="of:=CONCATENATE(&quot;'&quot;;[.A15];&quot;': &quot;;&quot;['&quot;;[.C15];&quot;'],&quot;;)" office:value-type="string" office:string-value="'cy': ['56']," calcext:value-type="string">
            <text:p>'cy': ['56'],</text:p>
          </table:table-cell>
          <table:table-cell table:style-name="ce4" office:value-type="string" calcext:value-type="string">
            <text:p>'cy': ['56'],</text:p>
          </table:table-cell>
          <table:table-cell office:value-type="string" calcext:value-type="string">
            <text:p>Adv_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Sp2 carbons in triangle systems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4" table:formula="of:=CONCATENATE(&quot;'&quot;;[.A16];&quot;': &quot;;&quot;['&quot;;[.C16];&quot;'],&quot;;)" office:value-type="string" office:string-value="'cu': ['38']," calcext:value-type="string">
            <text:p>'cu': ['38'],</text:p>
          </table:table-cell>
          <table:table-cell table:style-name="ce4" office:value-type="string" calcext:value-type="string">
            <text:p>'cu': ['38'],</text:p>
          </table:table-cell>
          <table:table-cell office:value-type="string" calcext:value-type="string">
            <text:p>Adv_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v</text:p>
          </table:table-cell>
          <table:table-cell office:value-type="string" calcext:value-type="string">
            <text:p>Sp2 carbons in square systems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4" table:formula="of:=CONCATENATE(&quot;'&quot;;[.A17];&quot;': &quot;;&quot;['&quot;;[.C17];&quot;'],&quot;;)" office:value-type="string" office:string-value="'cv': ['57']," calcext:value-type="string">
            <text:p>'cv': ['57'],</text:p>
          </table:table-cell>
          <table:table-cell table:style-name="ce4" office:value-type="string" calcext:value-type="string">
            <text:p>'cv': ['57'],</text:p>
          </table:table-cell>
          <table:table-cell office:value-type="string" calcext:value-type="string">
            <text:p>Adv_1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z</text:p>
          </table:table-cell>
          <table:table-cell table:style-name="ce4" office:value-type="string" calcext:value-type="string">
            <text:p>Sp2 carbon in guanidine grou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 table:formula="of:=CONCATENATE(&quot;'&quot;;[.A18];&quot;': &quot;;&quot;['&quot;;[.C18];&quot;'],&quot;;)" office:value-type="string" office:string-value="'cz': ['2']," calcext:value-type="string">
            <text:p>'cz': ['2'],</text:p>
          </table:table-cell>
          <table:table-cell table:style-name="ce4" office:value-type="string" calcext:value-type="string">
            <text:p>'cz': ['2'],</text:p>
          </table:table-cell>
          <table:table-cell office:value-type="string" calcext:value-type="string">
            <text:p>Custom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 bonded to aliphatic carbon with 1 electrwd. group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4" table:formula="of:=CONCATENATE(&quot;'&quot;;[.A19];&quot;': &quot;;&quot;['&quot;;[.C19];&quot;'],&quot;;)" office:value-type="string" office:string-value="'h1': ['5']," calcext:value-type="string">
            <text:p>'h1': ['5'],</text:p>
          </table:table-cell>
          <table:table-cell table:style-name="ce4" office:value-type="string" calcext:value-type="string">
            <text:p>'h1': ['5'],</text:p>
          </table:table-cell>
          <table:table-cell office:value-type="string" calcext:value-type="string">
            <text:p>Basic_7</text:p>
          </table:table-cell>
          <table:table-cell office:value-type="string" calcext:value-type="string">
            <text:p>Basic_8</text:p>
          </table:table-cell>
          <table:table-cell office:value-type="string" calcext:value-type="string">
            <text:p>Basic_9</text:p>
          </table:table-cell>
          <table:table-cell office:value-type="string" calcext:value-type="string">
            <text:p>Basic_10</text:p>
          </table:table-cell>
          <table:table-cell office:value-type="string" calcext:value-type="string">
            <text:p>Basic_12</text:p>
          </table:table-cell>
          <table:table-cell office:value-type="string" calcext:value-type="string">
            <text:p>Basic_13</text:p>
          </table:table-cell>
          <table:table-cell office:value-type="string" calcext:value-type="string">
            <text:p>Basic_14</text:p>
          </table:table-cell>
          <table:table-cell office:value-type="string" calcext:value-type="string">
            <text:p>Basic_16</text:p>
          </table:table-cell>
          <table:table-cell office:value-type="string" calcext:value-type="string">
            <text:p>Adv_16</text:p>
          </table:table-cell>
          <table:table-cell office:value-type="string" calcext:value-type="string">
            <text:p>Adv_17</text:p>
          </table:table-cell>
          <table:table-cell office:value-type="string" calcext:value-type="string">
            <text:p>Adv_18</text:p>
          </table:table-cell>
          <table:table-cell office:value-type="string" calcext:value-type="string">
            <text:p>Adv_19</text:p>
          </table:table-cell>
          <table:table-cell office:value-type="string" calcext:value-type="string">
            <text:p>Adv_22</text:p>
          </table:table-cell>
          <table:table-cell office:value-type="string" calcext:value-type="string">
            <text:p>Adv_23</text:p>
          </table:table-cell>
          <table:table-cell office:value-type="string" calcext:value-type="string">
            <text:p>Adv_24</text:p>
          </table:table-cell>
          <table:table-cell office:value-type="string" calcext:value-type="string">
            <text:p>Adv_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H bonded to aliphatic carbon with 2 electrwd. group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4" table:formula="of:=CONCATENATE(&quot;'&quot;;[.A20];&quot;': &quot;;&quot;['&quot;;[.C20];&quot;'],&quot;;)" office:value-type="string" office:string-value="'h2': ['5']," calcext:value-type="string">
            <text:p>'h2': ['5'],</text:p>
          </table:table-cell>
          <table:table-cell table:style-name="ce4" office:value-type="string" calcext:value-type="string">
            <text:p>'h2': ['5']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H bonded to aliphatic carbon with 3 electrwd. group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4" table:formula="of:=CONCATENATE(&quot;'&quot;;[.A21];&quot;': &quot;;&quot;['&quot;;[.C21];&quot;'],&quot;;)" office:value-type="string" office:string-value="'h3': ['5']," calcext:value-type="string">
            <text:p>'h3': ['5'],</text:p>
          </table:table-cell>
          <table:table-cell table:style-name="ce4" office:value-type="string" calcext:value-type="string">
            <text:p>'h3': ['5']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H bonded to non-sp3 carbon with 1 electrwd. group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4" table:formula="of:=CONCATENATE(&quot;'&quot;;[.A22];&quot;': &quot;;&quot;['&quot;;[.C22];&quot;'],&quot;;)" office:value-type="string" office:string-value="'h4': ['5']," calcext:value-type="string">
            <text:p>'h4': ['5'],</text:p>
          </table:table-cell>
          <table:table-cell table:style-name="ce4" office:value-type="string" calcext:value-type="string">
            <text:p>'h4': ['5'],</text:p>
          </table:table-cell>
          <table:table-cell office:value-type="string" calcext:value-type="string">
            <text:p>Basic_12</text:p>
          </table:table-cell>
          <table:table-cell office:value-type="string" calcext:value-type="string">
            <text:p>Basic_14</text:p>
          </table:table-cell>
          <table:table-cell office:value-type="string" calcext:value-type="string">
            <text:p>Basic_19</text:p>
          </table:table-cell>
          <table:table-cell office:value-type="string" calcext:value-type="string">
            <text:p>Adv_2</text:p>
          </table:table-cell>
          <table:table-cell office:value-type="string" calcext:value-type="string">
            <text:p>Adv_7</text:p>
          </table:table-cell>
          <table:table-cell office:value-type="string" calcext:value-type="string">
            <text:p>Adv_9</text:p>
          </table:table-cell>
          <table:table-cell office:value-type="string" calcext:value-type="string">
            <text:p>Adv_11</text:p>
          </table:table-cell>
          <table:table-cell office:value-type="string" calcext:value-type="string">
            <text:p>Adv_16</text:p>
          </table:table-cell>
          <table:table-cell office:value-type="string" calcext:value-type="string">
            <text:p>Adv_17</text:p>
          </table:table-cell>
          <table:table-cell office:value-type="string" calcext:value-type="string">
            <text:p>Adv_19</text:p>
          </table:table-cell>
          <table:table-cell office:value-type="string" calcext:value-type="string">
            <text:p>Adv_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H bonded to non-sp3 carbon with 2 electrwd. group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4" table:formula="of:=CONCATENATE(&quot;'&quot;;[.A23];&quot;': &quot;;&quot;['&quot;;[.C23];&quot;'],&quot;;)" office:value-type="string" office:string-value="'h5': ['5']," calcext:value-type="string">
            <text:p>'h5': ['5'],</text:p>
          </table:table-cell>
          <table:table-cell table:style-name="ce4" office:value-type="string" calcext:value-type="string">
            <text:p>'h5': ['5'],</text:p>
          </table:table-cell>
          <table:table-cell office:value-type="string" calcext:value-type="string">
            <text:p>Adv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H bonded to aromatic carbon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4" table:formula="of:=CONCATENATE(&quot;'&quot;;[.A24];&quot;': &quot;;&quot;['&quot;;[.C24];&quot;'],&quot;;)" office:value-type="string" office:string-value="'ha': ['5']," calcext:value-type="string">
            <text:p>'ha': ['5'],</text:p>
          </table:table-cell>
          <table:table-cell table:style-name="ce4" office:value-type="string" calcext:value-type="string">
            <text:p>'ha': ['5'],</text:p>
          </table:table-cell>
          <table:table-cell office:value-type="string" calcext:value-type="string">
            <text:p>Basic_4</text:p>
          </table:table-cell>
          <table:table-cell office:value-type="string" calcext:value-type="string">
            <text:p>Basic_14</text:p>
          </table:table-cell>
          <table:table-cell office:value-type="string" calcext:value-type="string">
            <text:p>Basic_15</text:p>
          </table:table-cell>
          <table:table-cell office:value-type="string" calcext:value-type="string">
            <text:p>Basic_16</text:p>
          </table:table-cell>
          <table:table-cell office:value-type="string" calcext:value-type="string">
            <text:p>Adv_1</text:p>
          </table:table-cell>
          <table:table-cell office:value-type="string" calcext:value-type="string">
            <text:p>Adv_3</text:p>
          </table:table-cell>
          <table:table-cell office:value-type="string" calcext:value-type="string">
            <text:p>Adv_4</text:p>
          </table:table-cell>
          <table:table-cell office:value-type="string" calcext:value-type="string">
            <text:p>Adv_5</text:p>
          </table:table-cell>
          <table:table-cell office:value-type="string" calcext:value-type="string">
            <text:p>Adv_6</text:p>
          </table:table-cell>
          <table:table-cell office:value-type="string" calcext:value-type="string">
            <text:p>Adv_8</text:p>
          </table:table-cell>
          <table:table-cell office:value-type="string" calcext:value-type="string">
            <text:p>Adv_9</text:p>
          </table:table-cell>
          <table:table-cell office:value-type="string" calcext:value-type="string">
            <text:p>Adv_10</text:p>
          </table:table-cell>
          <table:table-cell office:value-type="string" calcext:value-type="string">
            <text:p>Adv_11</text:p>
          </table:table-cell>
          <table:table-cell office:value-type="string" calcext:value-type="string">
            <text:p>Adv_12</text:p>
          </table:table-cell>
          <table:table-cell office:value-type="string" calcext:value-type="string">
            <text:p>Adv_13</text:p>
          </table:table-cell>
          <table:table-cell office:value-type="string" calcext:value-type="string">
            <text:p>Adv_14</text:p>
          </table:table-cell>
          <table:table-cell office:value-type="string" calcext:value-type="string">
            <text:p>Adv_15</text:p>
          </table:table-cell>
          <table:table-cell office:value-type="string" calcext:value-type="string">
            <text:p>Adv_17</text:p>
          </table:table-cell>
          <table:table-cell office:value-type="string" calcext:value-type="string">
            <text:p>Adv_18</text:p>
          </table:table-cell>
          <table:table-cell office:value-type="string" calcext:value-type="string">
            <text:p>Adv_19</text:p>
          </table:table-cell>
          <table:table-cell office:value-type="string" calcext:value-type="string">
            <text:p>Adv_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c</text:p>
          </table:table-cell>
          <table:table-cell office:value-type="string" calcext:value-type="string">
            <text:p>H bonded to aliphatic carbon without electrwd. group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table:style-name="ce4" table:formula="of:=CONCATENATE(&quot;'&quot;;[.A25];&quot;': &quot;;&quot;['&quot;;[.C25];&quot;'],&quot;;)" office:value-type="string" office:string-value="'hc': ['5']," calcext:value-type="string">
            <text:p>'hc': ['5'],</text:p>
          </table:table-cell>
          <table:table-cell table:style-name="ce4" office:value-type="string" calcext:value-type="string">
            <text:p>hc': ['5', '124'],</text:p>
          </table:table-cell>
          <table:table-cell office:value-type="string" calcext:value-type="string">
            <text:p>Basic_7 (124)</text:p>
          </table:table-cell>
          <table:table-cell office:value-type="string" calcext:value-type="string">
            <text:p>Basic_11 (5)</text:p>
          </table:table-cell>
          <table:table-cell office:value-type="string" calcext:value-type="string">
            <text:p>Basic_16 (5)</text:p>
          </table:table-cell>
          <table:table-cell office:value-type="string" calcext:value-type="string">
            <text:p>Basic_17 (5)</text:p>
          </table:table-cell>
          <table:table-cell office:value-type="string" calcext:value-type="string">
            <text:p>Basic_18 (5)</text:p>
          </table:table-cell>
          <table:table-cell office:value-type="string" calcext:value-type="string">
            <text:p>Basic_19 (5)</text:p>
          </table:table-cell>
          <table:table-cell office:value-type="string" calcext:value-type="string">
            <text:p>Adv_4 (124)</text:p>
          </table:table-cell>
          <table:table-cell office:value-type="string" calcext:value-type="string">
            <text:p>Adv_18 (5)</text:p>
          </table:table-cell>
          <table:table-cell office:value-type="string" calcext:value-type="string">
            <text:p>Adv_20 (5)</text:p>
          </table:table-cell>
          <table:table-cell office:value-type="string" calcext:value-type="string">
            <text:p>Adv_21 (5)</text:p>
          </table:table-cell>
          <table:table-cell office:value-type="string" calcext:value-type="string">
            <text:p>Adv_22 (5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n</text:p>
          </table:table-cell>
          <table:table-cell office:value-type="string" calcext:value-type="string">
            <text:p>H bonded to nitrogen atoms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28, 48</text:p>
          </table:table-cell>
          <table:table-cell table:style-name="ce4" table:formula="of:=CONCATENATE(&quot;'&quot;;[.A26];&quot;': &quot;;&quot;['&quot;;[.C26];&quot;'],&quot;;)" office:value-type="string" office:string-value="'hn': ['23']," calcext:value-type="string">
            <text:p>'hn': ['23'],</text:p>
          </table:table-cell>
          <table:table-cell table:style-name="ce4" office:value-type="string" calcext:value-type="string">
            <text:p>hn': ['23', '28', '48'],</text:p>
          </table:table-cell>
          <table:table-cell office:value-type="string" calcext:value-type="string">
            <text:p>Basic_10 (23)</text:p>
          </table:table-cell>
          <table:table-cell office:value-type="string" calcext:value-type="string">
            <text:p>Basic_11 (28)</text:p>
          </table:table-cell>
          <table:table-cell office:value-type="string" calcext:value-type="string">
            <text:p>Basic_12 (23)</text:p>
          </table:table-cell>
          <table:table-cell office:value-type="string" calcext:value-type="string">
            <text:p>Basic_13 (48)</text:p>
          </table:table-cell>
          <table:table-cell office:value-type="string" calcext:value-type="string">
            <text:p>Basic_15 (23)</text:p>
          </table:table-cell>
          <table:table-cell office:value-type="string" calcext:value-type="string">
            <text:p>Adv_9 (23)</text:p>
          </table:table-cell>
          <table:table-cell office:value-type="string" calcext:value-type="string">
            <text:p>Adv_22 (2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Hydroxyl group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73" calcext:value-type="float">
            <text:p>73</text:p>
          </table:table-cell>
          <table:table-cell table:style-name="ce4" table:formula="of:=CONCATENATE(&quot;'&quot;;[.A27];&quot;': &quot;;&quot;['&quot;;[.C27];&quot;'],&quot;;)" office:value-type="string" office:string-value="'ho': ['21']," calcext:value-type="string">
            <text:p>'ho': ['21'],</text:p>
          </table:table-cell>
          <table:table-cell table:style-name="ce4" office:value-type="string" calcext:value-type="string">
            <text:p>ho': ['21', '73'],</text:p>
          </table:table-cell>
          <table:table-cell office:value-type="string" calcext:value-type="string">
            <text:p>Basic_3 (73)</text:p>
          </table:table-cell>
          <table:table-cell office:value-type="string" calcext:value-type="string">
            <text:p>Basic_6 (73)</text:p>
          </table:table-cell>
          <table:table-cell office:value-type="string" calcext:value-type="string">
            <text:p>Basic_12 (21)</text:p>
          </table:table-cell>
          <table:table-cell office:value-type="string" calcext:value-type="string">
            <text:p>Basic_16 (21)</text:p>
          </table:table-cell>
          <table:table-cell office:value-type="string" calcext:value-type="string">
            <text:p>Basic_19 (21)</text:p>
          </table:table-cell>
          <table:table-cell office:value-type="string" calcext:value-type="string">
            <text:p>Adv_20 (21)</text:p>
          </table:table-cell>
          <table:table-cell office:value-type="string" calcext:value-type="string">
            <text:p>Adv_25 (2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H bonded to phosphate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4" table:formula="of:=CONCATENATE(&quot;'&quot;;[.A28];&quot;': &quot;;&quot;['&quot;;[.C28];&quot;'],&quot;;)" office:value-type="string" office:string-value="'hp': ['5']," calcext:value-type="string">
            <text:p>'hp': ['5'],</text:p>
          </table:table-cell>
          <table:table-cell table:style-name="ce4" office:value-type="string" calcext:value-type="string">
            <text:p>'hp': ['5'],</text:p>
          </table:table-cell>
          <table:table-cell office:value-type="string" calcext:value-type="string">
            <text:p>Basic_17</text:p>
          </table:table-cell>
          <table:table-cell office:value-type="string" calcext:value-type="string">
            <text:p>Basic_18</text:p>
          </table:table-cell>
          <table:table-cell office:value-type="string" calcext:value-type="string">
            <text:p>Adv_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s</text:p>
          </table:table-cell>
          <table:table-cell office:value-type="string" calcext:value-type="string">
            <text:p>Hydrogen bonded to sulphur</text:p>
          </table:table-cell>
          <table:table-cell table:style-name="ce4" office:value-type="float" office:value="44" calcext:value-type="float">
            <text:p>44</text:p>
          </table:table-cell>
          <table:table-cell/>
          <table:table-cell table:style-name="ce4" table:formula="of:=CONCATENATE(&quot;'&quot;;[.A29];&quot;': &quot;;&quot;['&quot;;[.C29];&quot;'],&quot;;)" office:value-type="string" office:string-value="'hs': ['44']," calcext:value-type="string">
            <text:p>'hs': ['44'],</text:p>
          </table:table-cell>
          <table:table-cell table:style-name="ce4" office:value-type="string" calcext:value-type="string">
            <text:p>'hs': ['44'],</text:p>
          </table:table-cell>
          <table:table-cell office:value-type="string" calcext:value-type="string">
            <text:p>Basic_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hw</text:p>
          </table:table-cell>
          <table:table-cell table:style-name="ce4" office:value-type="string" calcext:value-type="string">
            <text:p>Hydrogen in water</text:p>
          </table:table-cell>
          <table:table-cell table:style-name="ce4" office:value-type="float" office:value="21" calcext:value-type="float">
            <text:p>21</text:p>
          </table:table-cell>
          <table:table-cell/>
          <table:table-cell table:style-name="ce4" table:formula="of:=CONCATENATE(&quot;'&quot;;[.A30];&quot;': &quot;;&quot;['&quot;;[.C30];&quot;'],&quot;;)" office:value-type="string" office:string-value="'hw': ['21']," calcext:value-type="string">
            <text:p>'hw': ['21'],</text:p>
          </table:table-cell>
          <table:table-cell table:style-name="ce4" office:value-type="string" calcext:value-type="string">
            <text:p>'hw': ['21'],</text:p>
          </table:table-cell>
          <table:table-cell office:value-type="string" calcext:value-type="string">
            <text:p>Custom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x</text:p>
          </table:table-cell>
          <table:table-cell office:value-type="string" calcext:value-type="string">
            <text:p>H bonded to C next to positively charged group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4" table:formula="of:=CONCATENATE(&quot;'&quot;;[.A31];&quot;': &quot;;&quot;['&quot;;[.C31];&quot;'],&quot;;)" office:value-type="string" office:string-value="'hx': ['5']," calcext:value-type="string">
            <text:p>'hx': ['5'],</text:p>
          </table:table-cell>
          <table:table-cell table:style-name="ce4" office:value-type="string" calcext:value-type="string">
            <text:p>'hx': ['5']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luorine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table:formula="of:=CONCATENATE(&quot;'&quot;;[.A32];&quot;': &quot;;&quot;['&quot;;[.C32];&quot;'],&quot;;)" office:value-type="string" office:string-value="'f': ['11']," calcext:value-type="string">
            <text:p>'f': ['11'],</text:p>
          </table:table-cell>
          <table:table-cell table:style-name="ce4" office:value-type="string" calcext:value-type="string">
            <text:p>'f': ['11'],</text:p>
          </table:table-cell>
          <table:table-cell office:value-type="string" calcext:value-type="string">
            <text:p>Basic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hlorine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table:formula="of:=CONCATENATE(&quot;'&quot;;[.A33];&quot;': &quot;;&quot;['&quot;;[.C33];&quot;'],&quot;;)" office:value-type="string" office:string-value="'cl': ['12']," calcext:value-type="string">
            <text:p>'cl': ['12'],</text:p>
          </table:table-cell>
          <table:table-cell table:style-name="ce4" office:value-type="string" calcext:value-type="string">
            <text:p>'cl': ['12'],</text:p>
          </table:table-cell>
          <table:table-cell office:value-type="string" calcext:value-type="string">
            <text:p>Basic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omine</text:p>
          </table:table-cell>
          <table:table-cell table:style-name="ce4" office:value-type="float" office:value="13" calcext:value-type="float">
            <text:p>13</text:p>
          </table:table-cell>
          <table:table-cell/>
          <table:table-cell table:style-name="ce4" table:formula="of:=CONCATENATE(&quot;'&quot;;[.A34];&quot;': &quot;;&quot;['&quot;;[.C34];&quot;'],&quot;;)" office:value-type="string" office:string-value="'br': ['13']," calcext:value-type="string">
            <text:p>'br': ['13'],</text:p>
          </table:table-cell>
          <table:table-cell table:style-name="ce4" office:value-type="string" calcext:value-type="string">
            <text:p>'br': ['13'],</text:p>
          </table:table-cell>
          <table:table-cell office:value-type="string" calcext:value-type="string">
            <text:p>Basic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odine</text:p>
          </table:table-cell>
          <table:table-cell table:style-name="ce4" office:value-type="float" office:value="14" calcext:value-type="float">
            <text:p>14</text:p>
          </table:table-cell>
          <table:table-cell/>
          <table:table-cell table:style-name="ce4" table:formula="of:=CONCATENATE(&quot;'&quot;;[.A35];&quot;': &quot;;&quot;['&quot;;[.C35];&quot;'],&quot;;)" office:value-type="string" office:string-value="'I': ['14']," calcext:value-type="string">
            <text:p>'I': ['14'],</text:p>
          </table:table-cell>
          <table:table-cell table:style-name="ce4" office:value-type="string" calcext:value-type="string">
            <text:p>'I': ['14'],</text:p>
          </table:table-cell>
          <table:table-cell office:value-type="string" calcext:value-type="string">
            <text:p>Basic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p2 nitrogen in amide groups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table:formula="of:=CONCATENATE(&quot;'&quot;;[.A36];&quot;': &quot;;&quot;['&quot;;[.C36];&quot;'],&quot;;)" office:value-type="string" office:string-value="'n': ['9']," calcext:value-type="string">
            <text:p>'n': ['9'],</text:p>
          </table:table-cell>
          <table:table-cell table:style-name="ce4" office:value-type="string" calcext:value-type="string">
            <text:p>'n': ['9'],</text:p>
          </table:table-cell>
          <table:table-cell office:value-type="string" calcext:value-type="string">
            <text:p>Basic_1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1</text:p>
          </table:table-cell>
          <table:table-cell table:style-name="ce4" office:value-type="string" calcext:value-type="string">
            <text:p>Sp N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table:formula="of:=CONCATENATE(&quot;'&quot;;[.A37];&quot;': &quot;;&quot;['&quot;;[.C37];&quot;'],&quot;;)" office:value-type="string" office:string-value="'n1': ['10']," calcext:value-type="string">
            <text:p>'n1': ['10'],</text:p>
          </table:table-cell>
          <table:table-cell table:style-name="ce4" office:value-type="string" calcext:value-type="string">
            <text:p>'n1': ['10']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aliphatic Sp2 N with two connected atoms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table:style-name="ce4" table:formula="of:=CONCATENATE(&quot;'&quot;;[.A38];&quot;': &quot;;&quot;['&quot;;[.C38];&quot;'],&quot;;)" office:value-type="string" office:string-value="'n2': ['37']," calcext:value-type="string">
            <text:p>'n2': ['37'],</text:p>
          </table:table-cell>
          <table:table-cell table:style-name="ce4" office:value-type="string" calcext:value-type="string">
            <text:p>'n2': ['37'],</text:p>
          </table:table-cell>
          <table:table-cell office:value-type="string" calcext:value-type="string">
            <text:p>Basic_12</text:p>
          </table:table-cell>
          <table:table-cell office:value-type="string" calcext:value-type="string">
            <text:p>Adv_2</text:p>
          </table:table-cell>
          <table:table-cell office:value-type="string" calcext:value-type="string">
            <text:p>Adv_22</text:p>
          </table:table-cell>
          <table:table-cell office:value-type="string" calcext:value-type="string">
            <text:p>Adv_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Sp3 N with three connected atoms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4" table:formula="of:=CONCATENATE(&quot;'&quot;;[.A39];&quot;': &quot;;&quot;['&quot;;[.C39];&quot;'],&quot;;)" office:value-type="string" office:string-value="'n3': ['8']," calcext:value-type="string">
            <text:p>'n3': ['8'],</text:p>
          </table:table-cell>
          <table:table-cell table:style-name="ce4" office:value-type="string" calcext:value-type="string">
            <text:p>'n3': ['8'],</text:p>
          </table:table-cell>
          <table:table-cell office:value-type="string" calcext:value-type="string">
            <text:p>Basic_10</text:p>
          </table:table-cell>
          <table:table-cell office:value-type="string" calcext:value-type="string">
            <text:p>Basic_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Sp3 N with four connected atoms</text:p>
          </table:table-cell>
          <table:table-cell table:style-name="ce4" office:value-type="float" office:value="39" calcext:value-type="float">
            <text:p>39</text:p>
          </table:table-cell>
          <table:table-cell/>
          <table:table-cell table:style-name="ce4" table:formula="of:=CONCATENATE(&quot;'&quot;;[.A40];&quot;': &quot;;&quot;['&quot;;[.C40];&quot;'],&quot;;)" office:value-type="string" office:string-value="'n4': ['39']," calcext:value-type="string">
            <text:p>'n4': ['39'],</text:p>
          </table:table-cell>
          <table:table-cell table:style-name="ce4" office:value-type="string" calcext:value-type="string">
            <text:p>'n4': ['39'],</text:p>
          </table:table-cell>
          <table:table-cell office:value-type="string" calcext:value-type="string">
            <text:p>Basic_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Sp2 N with three connected atoms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style-name="ce4" table:formula="of:=CONCATENATE(&quot;'&quot;;[.A41];&quot;': &quot;;&quot;['&quot;;[.C41];&quot;'],&quot;;)" office:value-type="string" office:string-value="'na': ['8']," calcext:value-type="string">
            <text:p>'na': ['8'],</text:p>
          </table:table-cell>
          <table:table-cell table:style-name="ce4" office:value-type="string" calcext:value-type="string">
            <text:p>na': ['8', '40'],</text:p>
          </table:table-cell>
          <table:table-cell office:value-type="string" calcext:value-type="string">
            <text:p>Basic_14 (40)</text:p>
          </table:table-cell>
          <table:table-cell office:value-type="string" calcext:value-type="string">
            <text:p>Adv_9 (8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Sp2 N in pure aromatic systems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4" table:formula="of:=CONCATENATE(&quot;'&quot;;[.A42];&quot;': &quot;;&quot;['&quot;;[.C42];&quot;'],&quot;;)" office:value-type="string" office:string-value="'nb': ['8']," calcext:value-type="string">
            <text:p>'nb': ['8'],</text:p>
          </table:table-cell>
          <table:table-cell table:style-name="ce4" office:value-type="string" calcext:value-type="string">
            <text:p>'nb': ['8'],</text:p>
          </table:table-cell>
          <table:table-cell office:value-type="string" calcext:value-type="string">
            <text:p>Adv_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Sp2 N in non-pure aromatic systems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table:style-name="ce4" table:formula="of:=CONCATENATE(&quot;'&quot;;[.A43];&quot;': &quot;;&quot;['&quot;;[.C43];&quot;'],&quot;;)" office:value-type="string" office:string-value="'nc': ['37']," calcext:value-type="string">
            <text:p>'nc': ['37'],</text:p>
          </table:table-cell>
          <table:table-cell table:style-name="ce4" office:value-type="string" calcext:value-type="string">
            <text:p>'nc': ['37'],</text:p>
          </table:table-cell>
          <table:table-cell office:value-type="string" calcext:value-type="string">
            <text:p>Adv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Sp2 N in non-pure aromatic systems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table:style-name="ce4" table:formula="of:=CONCATENATE(&quot;'&quot;;[.A44];&quot;': &quot;;&quot;['&quot;;[.C44];&quot;'],&quot;;)" office:value-type="string" office:string-value="'nd': ['37']," calcext:value-type="string">
            <text:p>'nd': ['37'],</text:p>
          </table:table-cell>
          <table:table-cell table:style-name="ce4" office:value-type="string" calcext:value-type="string">
            <text:p>'nd': ['37'],</text:p>
          </table:table-cell>
          <table:table-cell office:value-type="string" calcext:value-type="string">
            <text:p>Adv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Inner Sp2 N in conjugated systems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table:style-name="ce4" table:formula="of:=CONCATENATE(&quot;'&quot;;[.A45];&quot;': &quot;;&quot;['&quot;;[.C45];&quot;'],&quot;;)" office:value-type="string" office:string-value="'ne': ['37']," calcext:value-type="string">
            <text:p>'ne': ['37'],</text:p>
          </table:table-cell>
          <table:table-cell table:style-name="ce4" office:value-type="string" calcext:value-type="string">
            <text:p>'ne': ['37'],</text:p>
          </table:table-cell>
          <table:table-cell office:value-type="string" calcext:value-type="string">
            <text:p>Adv_2</text:p>
          </table:table-cell>
          <table:table-cell office:value-type="string" calcext:value-type="string">
            <text:p>Adv_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Inner Sp2 N in conjugated systems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table:style-name="ce4" table:formula="of:=CONCATENATE(&quot;'&quot;;[.A46];&quot;': &quot;;&quot;['&quot;;[.C46];&quot;'],&quot;;)" office:value-type="string" office:string-value="'nf': ['37']," calcext:value-type="string">
            <text:p>'nf': ['37'],</text:p>
          </table:table-cell>
          <table:table-cell table:style-name="ce4" office:value-type="string" calcext:value-type="string">
            <text:p>'nf': ['37'],</text:p>
          </table:table-cell>
          <table:table-cell office:value-type="string" calcext:value-type="string">
            <text:p>Adv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Amine N connected one or more aromatic rings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4" table:formula="of:=CONCATENATE(&quot;'&quot;;[.A47];&quot;': &quot;;&quot;['&quot;;[.C47];&quot;'],&quot;;)" office:value-type="string" office:string-value="'nh': ['8']," calcext:value-type="string">
            <text:p>'nh': ['8'],</text:p>
          </table:table-cell>
          <table:table-cell table:style-name="ce4" office:value-type="string" calcext:value-type="string">
            <text:p>'nh': ['8'],</text:p>
          </table:table-cell>
          <table:table-cell office:value-type="string" calcext:value-type="string">
            <text:p>Basic_15</text:p>
          </table:table-cell>
          <table:table-cell office:value-type="string" calcext:value-type="string">
            <text:p>Adv_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itro N</text:p>
          </table:table-cell>
          <table:table-cell table:style-name="ce4" office:value-type="float" office:value="46" calcext:value-type="float">
            <text:p>46</text:p>
          </table:table-cell>
          <table:table-cell/>
          <table:table-cell table:style-name="ce4" table:formula="of:=CONCATENATE(&quot;'&quot;;[.A48];&quot;': &quot;;&quot;['&quot;;[.C48];&quot;'],&quot;;)" office:value-type="string" office:string-value="'no': ['46']," calcext:value-type="string">
            <text:p>'no': ['46'],</text:p>
          </table:table-cell>
          <table:table-cell table:style-name="ce4" office:value-type="string" calcext:value-type="string">
            <text:p>'no': ['46'],</text:p>
          </table:table-cell>
          <table:table-cell office:value-type="string" calcext:value-type="string">
            <text:p>Basic_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xygen with one connected atom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4" table:formula="of:=CONCATENATE(&quot;'&quot;;[.A49];&quot;': &quot;;&quot;['&quot;;[.C49];&quot;'],&quot;;)" office:value-type="string" office:string-value="'o': ['7']," calcext:value-type="string">
            <text:p>'o': ['7'],</text:p>
          </table:table-cell>
          <table:table-cell table:style-name="ce4" office:value-type="string" calcext:value-type="string">
            <text:p>'o': ['7'],</text:p>
          </table:table-cell>
          <table:table-cell office:value-type="string" calcext:value-type="string">
            <text:p>Basic_4</text:p>
          </table:table-cell>
          <table:table-cell office:value-type="string" calcext:value-type="string">
            <text:p>Basic_5</text:p>
          </table:table-cell>
          <table:table-cell office:value-type="string" calcext:value-type="string">
            <text:p>Basic_9</text:p>
          </table:table-cell>
          <table:table-cell office:value-type="string" calcext:value-type="string">
            <text:p>Basic_10</text:p>
          </table:table-cell>
          <table:table-cell office:value-type="string" calcext:value-type="string">
            <text:p>Basic_11</text:p>
          </table:table-cell>
          <table:table-cell office:value-type="string" calcext:value-type="string">
            <text:p>Basic_16</text:p>
          </table:table-cell>
          <table:table-cell office:value-type="string" calcext:value-type="string">
            <text:p>Basic_18</text:p>
          </table:table-cell>
          <table:table-cell office:value-type="string" calcext:value-type="string">
            <text:p>Basic_19</text:p>
          </table:table-cell>
          <table:table-cell office:value-type="string" calcext:value-type="string">
            <text:p>Adv_9</text:p>
          </table:table-cell>
          <table:table-cell office:value-type="string" calcext:value-type="string">
            <text:p>Adv_17</text:p>
          </table:table-cell>
          <table:table-cell office:value-type="string" calcext:value-type="string">
            <text:p>Adv_18</text:p>
          </table:table-cell>
          <table:table-cell office:value-type="string" calcext:value-type="string">
            <text:p>Adv_19</text:p>
          </table:table-cell>
          <table:table-cell office:value-type="string" calcext:value-type="string">
            <text:p>Adv_23</text:p>
          </table:table-cell>
          <table:table-cell office:value-type="string" calcext:value-type="string">
            <text:p>Adv_2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Hydroxyl group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table:style-name="ce4" table:formula="of:=CONCATENATE(&quot;'&quot;;[.A50];&quot;': &quot;;&quot;['&quot;;[.C50];&quot;'],&quot;;)" office:value-type="string" office:string-value="'oh': ['6']," calcext:value-type="string">
            <text:p>'oh': ['6'],</text:p>
          </table:table-cell>
          <table:table-cell table:style-name="ce4" office:value-type="string" calcext:value-type="string">
            <text:p>'oh': ['6'],</text:p>
          </table:table-cell>
          <table:table-cell office:value-type="string" calcext:value-type="string">
            <text:p>Basic_3</text:p>
          </table:table-cell>
          <table:table-cell office:value-type="string" calcext:value-type="string">
            <text:p>Basic_6</text:p>
          </table:table-cell>
          <table:table-cell office:value-type="string" calcext:value-type="string">
            <text:p>Basic_12</text:p>
          </table:table-cell>
          <table:table-cell office:value-type="string" calcext:value-type="string">
            <text:p>Basic_16</text:p>
          </table:table-cell>
          <table:table-cell office:value-type="string" calcext:value-type="string">
            <text:p>Basic_19</text:p>
          </table:table-cell>
          <table:table-cell office:value-type="string" calcext:value-type="string">
            <text:p>Adv_20</text:p>
          </table:table-cell>
          <table:table-cell office:value-type="string" calcext:value-type="string">
            <text:p>Adv_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Ether and ester oxygen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style-name="ce4" table:formula="of:=CONCATENATE(&quot;'&quot;;[.A51];&quot;': &quot;;&quot;['&quot;;[.C51];&quot;'],&quot;;)" office:value-type="string" office:string-value="'os': ['6']," calcext:value-type="string">
            <text:p>'os': ['6'],</text:p>
          </table:table-cell>
          <table:table-cell table:style-name="ce4" office:value-type="string" calcext:value-type="string">
            <text:p>os': ['6', '41'],</text:p>
          </table:table-cell>
          <table:table-cell office:value-type="string" calcext:value-type="string">
            <text:p>Basic_3 (6)</text:p>
          </table:table-cell>
          <table:table-cell office:value-type="string" calcext:value-type="string">
            <text:p>Basic_19 (6)</text:p>
          </table:table-cell>
          <table:table-cell office:value-type="string" calcext:value-type="string">
            <text:p>Adv_6 (41)</text:p>
          </table:table-cell>
          <table:table-cell office:value-type="string" calcext:value-type="string">
            <text:p>Adv_8 (6)</text:p>
          </table:table-cell>
          <table:table-cell office:value-type="string" calcext:value-type="string">
            <text:p>Adv_13 (41)</text:p>
          </table:table-cell>
          <table:table-cell office:value-type="string" calcext:value-type="string">
            <text:p>Adv_22 (6)</text:p>
          </table:table-cell>
          <table:table-cell office:value-type="string" calcext:value-type="string">
            <text:p>Adv_23 (6)</text:p>
          </table:table-cell>
          <table:table-cell office:value-type="string" calcext:value-type="string">
            <text:p>Adv_24 (6)</text:p>
          </table:table-cell>
          <table:table-cell office:value-type="string" calcext:value-type="string">
            <text:p>Adv_25 (6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ow</text:p>
          </table:table-cell>
          <table:table-cell table:style-name="ce4" office:value-type="string" calcext:value-type="string">
            <text:p>Oxygen in water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table:style-name="ce4" table:formula="of:=CONCATENATE(&quot;'&quot;;[.A52];&quot;': &quot;;&quot;['&quot;;[.C52];&quot;'],&quot;;)" office:value-type="string" office:string-value="'ow': ['6']," calcext:value-type="string">
            <text:p>'ow': ['6'],</text:p>
          </table:table-cell>
          <table:table-cell table:style-name="ce4" office:value-type="string" calcext:value-type="string">
            <text:p>'ow': ['6'],</text:p>
          </table:table-cell>
          <table:table-cell office:value-type="string" calcext:value-type="string">
            <text:p>Custom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Phosphate with two connected atoms</text:p>
          </table:table-cell>
          <table:table-cell table:style-name="ce4" office:value-type="float" office:value="60" calcext:value-type="float">
            <text:p>60</text:p>
          </table:table-cell>
          <table:table-cell/>
          <table:table-cell table:style-name="ce4" table:formula="of:=CONCATENATE(&quot;'&quot;;[.A53];&quot;': &quot;;&quot;['&quot;;[.C53];&quot;'],&quot;;)" office:value-type="string" office:string-value="'p2': ['60']," calcext:value-type="string">
            <text:p>'p2': ['60'],</text:p>
          </table:table-cell>
          <table:table-cell table:style-name="ce4" office:value-type="string" calcext:value-type="string">
            <text:p>'p2': ['60'],</text:p>
          </table:table-cell>
          <table:table-cell office:value-type="string" calcext:value-type="string">
            <text:p>Basic_16</text:p>
          </table:table-cell>
          <table:table-cell office:value-type="string" calcext:value-type="string">
            <text:p>Adv_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Phosphate with three connected atoms, such as PH3</text:p>
          </table:table-cell>
          <table:table-cell table:style-name="ce4" office:value-type="float" office:value="25" calcext:value-type="float">
            <text:p>25</text:p>
          </table:table-cell>
          <table:table-cell/>
          <table:table-cell table:style-name="ce4" table:formula="of:=CONCATENATE(&quot;'&quot;;[.A54];&quot;': &quot;;&quot;['&quot;;[.C54];&quot;'],&quot;;)" office:value-type="string" office:string-value="'p3': ['25']," calcext:value-type="string">
            <text:p>'p3': ['25'],</text:p>
          </table:table-cell>
          <table:table-cell table:style-name="ce4" office:value-type="string" calcext:value-type="string">
            <text:p>'p3': ['25'],</text:p>
          </table:table-cell>
          <table:table-cell office:value-type="string" calcext:value-type="string">
            <text:p>Basic_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hosphate with three connected atoms, such as O=P(CH3)2</text:p>
          </table:table-cell>
          <table:table-cell table:style-name="ce4" office:value-type="float" office:value="25" calcext:value-type="float">
            <text:p>25</text:p>
          </table:table-cell>
          <table:table-cell/>
          <table:table-cell table:style-name="ce4" table:formula="of:=CONCATENATE(&quot;'&quot;;[.A55];&quot;': &quot;;&quot;['&quot;;[.C55];&quot;'],&quot;;)" office:value-type="string" office:string-value="'p4': ['25']," calcext:value-type="string">
            <text:p>'p4': ['25'],</text:p>
          </table:table-cell>
          <table:table-cell table:style-name="ce4" office:value-type="string" calcext:value-type="string">
            <text:p>'p4': ['25'],</text:p>
          </table:table-cell>
          <table:table-cell office:value-type="string" calcext:value-type="string">
            <text:p>Adv_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Phosphate with four connected atoms, such as O=P(OH)3</text:p>
          </table:table-cell>
          <table:table-cell table:style-name="ce4" office:value-type="float" office:value="60" calcext:value-type="float">
            <text:p>60</text:p>
          </table:table-cell>
          <table:table-cell/>
          <table:table-cell table:style-name="ce4" table:formula="of:=CONCATENATE(&quot;'&quot;;[.A56];&quot;': &quot;;&quot;['&quot;;[.C56];&quot;'],&quot;;)" office:value-type="string" office:string-value="'p5': ['60']," calcext:value-type="string">
            <text:p>'p5': ['60'],</text:p>
          </table:table-cell>
          <table:table-cell table:style-name="ce4" office:value-type="string" calcext:value-type="string">
            <text:p>'p5': ['60'],</text:p>
          </table:table-cell>
          <table:table-cell office:value-type="string" calcext:value-type="string">
            <text:p>Basic_18</text:p>
          </table:table-cell>
          <table:table-cell office:value-type="string" calcext:value-type="string">
            <text:p>Basic_19</text:p>
          </table:table-cell>
          <table:table-cell office:value-type="string" calcext:value-type="string">
            <text:p>Adv_21</text:p>
          </table:table-cell>
          <table:table-cell office:value-type="string" calcext:value-type="string">
            <text:p>Adv_22</text:p>
          </table:table-cell>
          <table:table-cell office:value-type="string" calcext:value-type="string">
            <text:p>Adv_23</text:p>
          </table:table-cell>
          <table:table-cell office:value-type="string" calcext:value-type="string">
            <text:p>Adv_24</text:p>
          </table:table-cell>
          <table:table-cell office:value-type="string" calcext:value-type="string">
            <text:p>Adv_25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pb</text:p>
          </table:table-cell>
          <table:table-cell table:style-name="ce4" office:value-type="string" calcext:value-type="string">
            <text:p>Sp2 P in pure aromatic systems</text:p>
          </table:table-cell>
          <table:table-cell table:style-name="ce4" office:value-type="float" office:value="60" calcext:value-type="float">
            <text:p>60</text:p>
          </table:table-cell>
          <table:table-cell/>
          <table:table-cell table:style-name="ce4" table:formula="of:=CONCATENATE(&quot;'&quot;;[.A57];&quot;': &quot;;&quot;['&quot;;[.C57];&quot;'],&quot;;)" office:value-type="string" office:string-value="'pb': ['60']," calcext:value-type="string">
            <text:p>'pb': ['60'],</text:p>
          </table:table-cell>
          <table:table-cell table:style-name="ce4" office:value-type="string" calcext:value-type="string">
            <text:p>'pb': ['60'],</text:p>
          </table:table-cell>
          <table:table-cell office:value-type="string" calcext:value-type="string">
            <text:p>Custom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Sp2 P in non-pure aromatic systems</text:p>
          </table:table-cell>
          <table:table-cell table:style-name="ce4" office:value-type="float" office:value="60" calcext:value-type="float">
            <text:p>60</text:p>
          </table:table-cell>
          <table:table-cell/>
          <table:table-cell table:style-name="ce4" table:formula="of:=CONCATENATE(&quot;'&quot;;[.A58];&quot;': &quot;;&quot;['&quot;;[.C58];&quot;'],&quot;;)" office:value-type="string" office:string-value="'pc': ['60']," calcext:value-type="string">
            <text:p>'pc': ['60'],</text:p>
          </table:table-cell>
          <table:table-cell table:style-name="ce4" office:value-type="string" calcext:value-type="string">
            <text:p>'pc': ['60'],</text:p>
          </table:table-cell>
          <table:table-cell office:value-type="string" calcext:value-type="string">
            <text:p>Adv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Sp2 P in non-pure aromatic systems, identical to pc</text:p>
          </table:table-cell>
          <table:table-cell table:style-name="ce4" office:value-type="float" office:value="60" calcext:value-type="float">
            <text:p>60</text:p>
          </table:table-cell>
          <table:table-cell/>
          <table:table-cell table:style-name="ce4" table:formula="of:=CONCATENATE(&quot;'&quot;;[.A59];&quot;': &quot;;&quot;['&quot;;[.C59];&quot;'],&quot;;)" office:value-type="string" office:string-value="'pd': ['60']," calcext:value-type="string">
            <text:p>'pd': ['60'],</text:p>
          </table:table-cell>
          <table:table-cell table:style-name="ce4" office:value-type="string" calcext:value-type="string">
            <text:p>'pd': ['60'],</text:p>
          </table:table-cell>
          <table:table-cell office:value-type="string" calcext:value-type="string">
            <text:p>Adv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Inner Sp2 P in conjugated systems</text:p>
          </table:table-cell>
          <table:table-cell table:style-name="ce4" office:value-type="float" office:value="60" calcext:value-type="float">
            <text:p>60</text:p>
          </table:table-cell>
          <table:table-cell/>
          <table:table-cell table:style-name="ce4" table:formula="of:=CONCATENATE(&quot;'&quot;;[.A60];&quot;': &quot;;&quot;['&quot;;[.C60];&quot;'],&quot;;)" office:value-type="string" office:string-value="'pe': ['60']," calcext:value-type="string">
            <text:p>'pe': ['60'],</text:p>
          </table:table-cell>
          <table:table-cell table:style-name="ce4" office:value-type="string" calcext:value-type="string">
            <text:p>'pe': ['60'],</text:p>
          </table:table-cell>
          <table:table-cell office:value-type="string" calcext:value-type="string">
            <text:p>Adv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f</text:p>
          </table:table-cell>
          <table:table-cell office:value-type="string" calcext:value-type="string">
            <text:p>Inner Sp2 P in conjugated systems, identical to pe</text:p>
          </table:table-cell>
          <table:table-cell table:style-name="ce4" office:value-type="float" office:value="60" calcext:value-type="float">
            <text:p>60</text:p>
          </table:table-cell>
          <table:table-cell/>
          <table:table-cell table:style-name="ce4" table:formula="of:=CONCATENATE(&quot;'&quot;;[.A61];&quot;': &quot;;&quot;['&quot;;[.C61];&quot;'],&quot;;)" office:value-type="string" office:string-value="'pf': ['60']," calcext:value-type="string">
            <text:p>'pf': ['60'],</text:p>
          </table:table-cell>
          <table:table-cell table:style-name="ce4" office:value-type="string" calcext:value-type="string">
            <text:p>'pf': ['60'],</text:p>
          </table:table-cell>
          <table:table-cell office:value-type="string" calcext:value-type="string">
            <text:p>Adv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x</text:p>
          </table:table-cell>
          <table:table-cell office:value-type="string" calcext:value-type="string">
            <text:p>Special p4 in conjugated systems</text:p>
          </table:table-cell>
          <table:table-cell table:style-name="ce4" office:value-type="float" office:value="60" calcext:value-type="float">
            <text:p>60</text:p>
          </table:table-cell>
          <table:table-cell/>
          <table:table-cell table:style-name="ce4" table:formula="of:=CONCATENATE(&quot;'&quot;;[.A62];&quot;': &quot;;&quot;['&quot;;[.C62];&quot;'],&quot;;)" office:value-type="string" office:string-value="'px': ['60']," calcext:value-type="string">
            <text:p>'px': ['60'],</text:p>
          </table:table-cell>
          <table:table-cell table:style-name="ce4" office:value-type="string" calcext:value-type="string">
            <text:p>'px': ['60']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y</text:p>
          </table:table-cell>
          <table:table-cell office:value-type="string" calcext:value-type="string">
            <text:p>Special p5 in conjugated systems</text:p>
          </table:table-cell>
          <table:table-cell table:style-name="ce4" office:value-type="float" office:value="60" calcext:value-type="float">
            <text:p>60</text:p>
          </table:table-cell>
          <table:table-cell/>
          <table:table-cell table:style-name="ce4" table:formula="of:=CONCATENATE(&quot;'&quot;;[.A63];&quot;': &quot;;&quot;['&quot;;[.C63];&quot;'],&quot;;)" office:value-type="string" office:string-value="'py': ['60']," calcext:value-type="string">
            <text:p>'py': ['60'],</text:p>
          </table:table-cell>
          <table:table-cell table:style-name="ce4" office:value-type="string" calcext:value-type="string">
            <text:p>'py': ['60'],</text:p>
          </table:table-cell>
          <table:table-cell office:value-type="string" calcext:value-type="string">
            <text:p>Adv_23</text:p>
          </table:table-cell>
          <table:table-cell office:value-type="string" calcext:value-type="string">
            <text:p>Adv_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 with one connected atom</text:p>
          </table:table-cell>
          <table:table-cell table:style-name="ce4" office:value-type="float" office:value="42" calcext:value-type="float">
            <text:p>42</text:p>
          </table:table-cell>
          <table:table-cell/>
          <table:table-cell table:style-name="ce4" table:formula="of:=CONCATENATE(&quot;'&quot;;[.A64];&quot;': &quot;;&quot;['&quot;;[.C64];&quot;'],&quot;;)" office:value-type="string" office:string-value="'s': ['42']," calcext:value-type="string">
            <text:p>'s': ['42'],</text:p>
          </table:table-cell>
          <table:table-cell table:style-name="ce4" office:value-type="string" calcext:value-type="string">
            <text:p>'s': ['42'],</text:p>
          </table:table-cell>
          <table:table-cell office:value-type="string" calcext:value-type="string">
            <text:p>Basic_6</text:p>
          </table:table-cell>
          <table:table-cell office:value-type="string" calcext:value-type="string">
            <text:p>Adv_20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S with two connected atom, involved at least one double bond</text:p>
          </table:table-cell>
          <table:table-cell table:style-name="ce8" office:value-type="float" office:value="15" calcext:value-type="float">
            <text:p>15</text:p>
          </table:table-cell>
          <table:table-cell table:style-name="ce8"/>
          <table:table-cell table:style-name="ce4" table:formula="of:=CONCATENATE(&quot;'&quot;;[.A65];&quot;': &quot;;&quot;['&quot;;[.C65];&quot;'],&quot;;)" office:value-type="string" office:string-value="'s2': ['15']," calcext:value-type="string">
            <text:p>'s2': ['15'],</text:p>
          </table:table-cell>
          <table:table-cell table:style-name="ce4" office:value-type="string" calcext:value-type="string">
            <text:p>'s2': ['15']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S with three connected atoms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4" table:formula="of:=CONCATENATE(&quot;'&quot;;[.A66];&quot;': &quot;;&quot;['&quot;;[.C66];&quot;'],&quot;;)" office:value-type="string" office:string-value="'s4': ['15']," calcext:value-type="string">
            <text:p>'s4': ['15'],</text:p>
          </table:table-cell>
          <table:table-cell table:style-name="ce4" office:value-type="string" calcext:value-type="string">
            <text:p>s4': ['15', '17'],</text:p>
          </table:table-cell>
          <table:table-cell office:value-type="string" calcext:value-type="string">
            <text:p>Basic_9 (17)</text:p>
          </table:table-cell>
          <table:table-cell office:value-type="string" calcext:value-type="string">
            <text:p>Adv_16 (15)</text:p>
          </table:table-cell>
          <table:table-cell office:value-type="string" calcext:value-type="string">
            <text:p>Adv_17 (17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S with four connected atoms</text:p>
          </table:table-cell>
          <table:table-cell table:style-name="ce4" office:value-type="float" office:value="18" calcext:value-type="float">
            <text:p>18</text:p>
          </table:table-cell>
          <table:table-cell/>
          <table:table-cell table:style-name="ce4" table:formula="of:=CONCATENATE(&quot;'&quot;;[.A67];&quot;': &quot;;&quot;['&quot;;[.C67];&quot;'],&quot;;)" office:value-type="string" office:string-value="'s6': ['18']," calcext:value-type="string">
            <text:p>'s6': ['18'],</text:p>
          </table:table-cell>
          <table:table-cell table:style-name="ce4" office:value-type="string" calcext:value-type="string">
            <text:p>'s6': ['18'],</text:p>
          </table:table-cell>
          <table:table-cell office:value-type="string" calcext:value-type="string">
            <text:p>Basic_10</text:p>
          </table:table-cell>
          <table:table-cell office:value-type="string" calcext:value-type="string">
            <text:p>Adv_18</text:p>
          </table:table-cell>
          <table:table-cell office:value-type="string" calcext:value-type="string">
            <text:p>Adv_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p3 S connected with hydrogen</text:p>
          </table:table-cell>
          <table:table-cell table:style-name="ce4" office:value-type="float" office:value="15" calcext:value-type="float">
            <text:p>15</text:p>
          </table:table-cell>
          <table:table-cell/>
          <table:table-cell table:style-name="ce4" table:formula="of:=CONCATENATE(&quot;'&quot;;[.A68];&quot;': &quot;;&quot;['&quot;;[.C68];&quot;'],&quot;;)" office:value-type="string" office:string-value="'sh': ['15']," calcext:value-type="string">
            <text:p>'sh': ['15'],</text:p>
          </table:table-cell>
          <table:table-cell table:style-name="ce4" office:value-type="string" calcext:value-type="string">
            <text:p>'sh': ['15'],</text:p>
          </table:table-cell>
          <table:table-cell office:value-type="string" calcext:value-type="string">
            <text:p>Basic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p3 S in thio-ester and thio-ether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42, 104</text:p>
          </table:table-cell>
          <table:table-cell table:style-name="ce4" table:formula="of:=CONCATENATE(&quot;'&quot;;[.A69];&quot;': &quot;;&quot;['&quot;;[.C69];&quot;'],&quot;;)" office:value-type="string" office:string-value="'ss': ['15']," calcext:value-type="string">
            <text:p>'ss': ['15'],</text:p>
          </table:table-cell>
          <table:table-cell table:style-name="ce4" office:value-type="string" calcext:value-type="string">
            <text:p>ss': ['15', '42', '104'],</text:p>
          </table:table-cell>
          <table:table-cell office:value-type="string" calcext:value-type="string">
            <text:p>Basic_7 (15)</text:p>
          </table:table-cell>
          <table:table-cell office:value-type="string" calcext:value-type="string">
            <text:p>Basic_8 (104)</text:p>
          </table:table-cell>
          <table:table-cell office:value-type="string" calcext:value-type="string">
            <text:p>Adv_7 (42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x</text:p>
          </table:table-cell>
          <table:table-cell office:value-type="string" calcext:value-type="string">
            <text:p>Special s4 in conjugated systems</text:p>
          </table:table-cell>
          <table:table-cell table:style-name="ce4" office:value-type="float" office:value="17" calcext:value-type="float">
            <text:p>17</text:p>
          </table:table-cell>
          <table:table-cell/>
          <table:table-cell table:style-name="ce4" table:formula="of:=CONCATENATE(&quot;'&quot;;[.A70];&quot;': &quot;;&quot;['&quot;;[.C70];&quot;'],&quot;;)" office:value-type="string" office:string-value="'sx': ['17']," calcext:value-type="string">
            <text:p>'sx': ['17'],</text:p>
          </table:table-cell>
          <table:table-cell table:style-name="ce4" office:value-type="string" calcext:value-type="string">
            <text:p>'sx': ['17'],</text:p>
          </table:table-cell>
          <table:table-cell office:value-type="string" calcext:value-type="string">
            <text:p>Adv_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Special s6 in conjugated systems</text:p>
          </table:table-cell>
          <table:table-cell table:style-name="ce4" office:value-type="float" office:value="18" calcext:value-type="float">
            <text:p>18</text:p>
          </table:table-cell>
          <table:table-cell/>
          <table:table-cell table:style-name="ce4" table:formula="of:=CONCATENATE(&quot;'&quot;;[.A71];&quot;': &quot;;&quot;['&quot;;[.C71];&quot;'],&quot;;)" office:value-type="string" office:string-value="'sy': ['18']," calcext:value-type="string">
            <text:p>'sy': ['18'],</text:p>
          </table:table-cell>
          <table:table-cell table:style-name="ce4" office:value-type="string" calcext:value-type="string">
            <text:p>'sy': ['18'],</text:p>
          </table:table-cell>
          <table:table-cell office:value-type="string" calcext:value-type="string">
            <text:p>Adv_19</text:p>
          </table:table-cell>
          <table:table-cell table:number-columns-repeated="101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9" table:number-columns-repeated="1023" table:default-cell-style-name="ce10"/>
        <table:table-row table:style-name="ro2">
          <table:table-cell office:value-type="string" calcext:value-type="string">
            <text:p>Ac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'Ac': ['208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g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'Ag': ['187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'Al': ['167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m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'Am': ['214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53" calcext:value-type="float">
            <text:p>53</text:p>
          </table:table-cell>
          <table:table-cell/>
          <table:table-cell office:value-type="string" calcext:value-type="string">
            <text:p>'Ar': ['53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'As': ['177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t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'At': ['204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'Au': ['199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26, 27</text:p>
          </table:table-cell>
          <table:table-cell/>
          <table:table-cell office:value-type="string" calcext:value-type="string">
            <text:p>'B': ['26, 27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a</text:p>
          </table:table-cell>
          <table:table-cell table:style-name="ce4" office:value-type="float" office:value="127" calcext:value-type="float">
            <text:p>127</text:p>
          </table:table-cell>
          <table:table-cell/>
          <table:table-cell office:value-type="string" calcext:value-type="string">
            <text:p>'Ba': ['127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'Be': ['165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'Bi': ['202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k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'Bk': ['216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r</text:p>
          </table:table-cell>
          <table:table-cell table:style-name="ce4" office:value-type="float" office:value="13" calcext:value-type="float">
            <text:p>13</text:p>
          </table:table-cell>
          <table:table-cell/>
          <table:table-cell office:value-type="string" calcext:value-type="string">
            <text:p>'Br': ['13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1, 2, 3, 4, 22, 29, 30, 38, 50, 56, 57, 58, 67, 68, 71, 106, 113, 114, 160, 161, 162</text:p>
          </table:table-cell>
          <table:table-cell/>
          <table:table-cell office:value-type="string" calcext:value-type="string">
            <text:p>'C': ['1, 2, 3, 4, 22, 29, 30, 38, 50, 56, 57, 58, 67, 68, 71, 106, 113, 114, 160, 161, 162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a</text:p>
          </table:table-cell>
          <table:table-cell table:style-name="ce4" office:value-type="float" office:value="125" calcext:value-type="float">
            <text:p>125</text:p>
          </table:table-cell>
          <table:table-cell/>
          <table:table-cell office:value-type="string" calcext:value-type="string">
            <text:p>'Ca': ['125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d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'Cd': ['188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e</text:p>
          </table:table-cell>
          <table:table-cell table:style-name="ce4" office:value-type="float" office:value="129" calcext:value-type="float">
            <text:p>129</text:p>
          </table:table-cell>
          <table:table-cell/>
          <table:table-cell office:value-type="string" calcext:value-type="string">
            <text:p>'Ce': ['129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f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'Cf': ['217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l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office:value-type="string" calcext:value-type="string">
            <text:p>'Cl': ['12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m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'Cm': ['215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o</text:p>
          </table:table-cell>
          <table:table-cell table:style-name="ce4" office:value-type="string" calcext:value-type="string">
            <text:p>65, 66</text:p>
          </table:table-cell>
          <table:table-cell/>
          <table:table-cell office:value-type="string" calcext:value-type="string">
            <text:p>'Co': ['65, 66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'Cr': ['172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s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'Cs': ['191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'Cu': ['174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4" office:value-type="float" office:value="36" calcext:value-type="float">
            <text:p>36</text:p>
          </table:table-cell>
          <table:table-cell/>
          <table:table-cell office:value-type="string" calcext:value-type="string">
            <text:p>'D': ['36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y</text:p>
          </table:table-cell>
          <table:table-cell table:style-name="ce4" office:value-type="float" office:value="137" calcext:value-type="float">
            <text:p>137</text:p>
          </table:table-cell>
          <table:table-cell/>
          <table:table-cell office:value-type="string" calcext:value-type="string">
            <text:p>'Dy': ['137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r</text:p>
          </table:table-cell>
          <table:table-cell table:style-name="ce4" office:value-type="float" office:value="139" calcext:value-type="float">
            <text:p>139</text:p>
          </table:table-cell>
          <table:table-cell/>
          <table:table-cell office:value-type="string" calcext:value-type="string">
            <text:p>'Er': ['139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'Es': ['218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Eu</text:p>
          </table:table-cell>
          <table:table-cell table:style-name="ce4" office:value-type="float" office:value="134" calcext:value-type="float">
            <text:p>134</text:p>
          </table:table-cell>
          <table:table-cell/>
          <table:table-cell office:value-type="string" calcext:value-type="string">
            <text:p>'Eu': ['134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office:value-type="string" calcext:value-type="string">
            <text:p>'F': ['11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Fe</text:p>
          </table:table-cell>
          <table:table-cell table:style-name="ce4" office:value-type="string" calcext:value-type="string">
            <text:p>61, 62</text:p>
          </table:table-cell>
          <table:table-cell/>
          <table:table-cell office:value-type="string" calcext:value-type="string">
            <text:p>'Fe': ['61, 62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m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'Fm': ['219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'Fr': ['206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'Ga': ['176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d</text:p>
          </table:table-cell>
          <table:table-cell table:style-name="ce4" office:value-type="float" office:value="135" calcext:value-type="float">
            <text:p>135</text:p>
          </table:table-cell>
          <table:table-cell/>
          <table:table-cell office:value-type="string" calcext:value-type="string">
            <text:p>'Gd': ['135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e</text:p>
          </table:table-cell>
          <table:table-cell table:style-name="ce4" office:value-type="float" office:value="31" calcext:value-type="float">
            <text:p>31</text:p>
          </table:table-cell>
          <table:table-cell/>
          <table:table-cell office:value-type="string" calcext:value-type="string">
            <text:p>'Ge': ['31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5, 21, 23, 24, 28, 44, 48, 73, 124</text:p>
          </table:table-cell>
          <table:table-cell/>
          <table:table-cell office:value-type="string" calcext:value-type="string">
            <text:p>'H': ['5, 21, 23, 24, 28, 44, 48, 73, 124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e</text:p>
          </table:table-cell>
          <table:table-cell table:style-name="ce4" office:value-type="float" office:value="51" calcext:value-type="float">
            <text:p>51</text:p>
          </table:table-cell>
          <table:table-cell/>
          <table:table-cell office:value-type="string" calcext:value-type="string">
            <text:p>'He': ['51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f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'Hf': ['192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g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'Hg': ['200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Ho</text:p>
          </table:table-cell>
          <table:table-cell table:style-name="ce4" office:value-type="float" office:value="138" calcext:value-type="float">
            <text:p>138</text:p>
          </table:table-cell>
          <table:table-cell/>
          <table:table-cell office:value-type="string" calcext:value-type="string">
            <text:p>'Ho': ['138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I</text:p>
          </table:table-cell>
          <table:table-cell table:style-name="ce4" office:value-type="float" office:value="14" calcext:value-type="float">
            <text:p>14</text:p>
          </table:table-cell>
          <table:table-cell/>
          <table:table-cell office:value-type="string" calcext:value-type="string">
            <text:p>'I': ['14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'In': ['189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r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'Ir': ['197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'K': ['168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Kr</text:p>
          </table:table-cell>
          <table:table-cell table:style-name="ce4" office:value-type="float" office:value="54" calcext:value-type="float">
            <text:p>54</text:p>
          </table:table-cell>
          <table:table-cell/>
          <table:table-cell office:value-type="string" calcext:value-type="string">
            <text:p>'Kr': ['54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a</text:p>
          </table:table-cell>
          <table:table-cell table:style-name="ce4" office:value-type="float" office:value="128" calcext:value-type="float">
            <text:p>128</text:p>
          </table:table-cell>
          <table:table-cell/>
          <table:table-cell office:value-type="string" calcext:value-type="string">
            <text:p>'La': ['128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i</text:p>
          </table:table-cell>
          <table:table-cell table:style-name="ce4" office:value-type="float" office:value="163" calcext:value-type="float">
            <text:p>163</text:p>
          </table:table-cell>
          <table:table-cell/>
          <table:table-cell office:value-type="string" calcext:value-type="string">
            <text:p>'Li': ['163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u</text:p>
          </table:table-cell>
          <table:table-cell table:style-name="ce4" office:value-type="float" office:value="142" calcext:value-type="float">
            <text:p>142</text:p>
          </table:table-cell>
          <table:table-cell/>
          <table:table-cell office:value-type="string" calcext:value-type="string">
            <text:p>'Lu': ['142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w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'Lw': ['222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d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'Md': ['220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g</text:p>
          </table:table-cell>
          <table:table-cell table:style-name="ce4" office:value-type="float" office:value="59" calcext:value-type="float">
            <text:p>59</text:p>
          </table:table-cell>
          <table:table-cell/>
          <table:table-cell office:value-type="string" calcext:value-type="string">
            <text:p>'Mg': ['59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n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'Mn': ['173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'Mo': ['182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8, 9, 10, 37, 39, 40, 43, 45, 46, 72, 107, 108, 109, 110, 111, 143, 144, 146, 150, 151, 155, 164</text:p>
          </table:table-cell>
          <table:table-cell/>
          <table:table-cell office:value-type="string" calcext:value-type="string">
            <text:p>'N': ['8, 9, 10, 37, 39, 40, 43, 45, 46, 72, 107, 108, 109, 110, 111, 143, 144, 146, 150, 151, 155, 164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'Na': ['166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b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'Nb': ['181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d</text:p>
          </table:table-cell>
          <table:table-cell table:style-name="ce4" office:value-type="float" office:value="131" calcext:value-type="float">
            <text:p>131</text:p>
          </table:table-cell>
          <table:table-cell/>
          <table:table-cell office:value-type="string" calcext:value-type="string">
            <text:p>'Nd': ['131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e</text:p>
          </table:table-cell>
          <table:table-cell table:style-name="ce4" office:value-type="float" office:value="52" calcext:value-type="float">
            <text:p>52</text:p>
          </table:table-cell>
          <table:table-cell/>
          <table:table-cell office:value-type="string" calcext:value-type="string">
            <text:p>'Ne': ['52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i</text:p>
          </table:table-cell>
          <table:table-cell table:style-name="ce4" office:value-type="string" calcext:value-type="string">
            <text:p>63, 64</text:p>
          </table:table-cell>
          <table:table-cell/>
          <table:table-cell office:value-type="string" calcext:value-type="string">
            <text:p>'Ni': ['63, 64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'No': ['221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p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'Np': ['212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6, 7, 41, 47, 49, 69, 70, 75, 76, 77, 78, 79, 80, 81, 82, 83, 84, 85, 86, 87, 88, 89, 90, 91, 92, 93, 94, 95, 96, 97, 98, 99, 100, 101, 102, 103, 115, 116, 117, 118, 119, 120, 121, 145, 148, 149, 159</text:p>
          </table:table-cell>
          <table:table-cell/>
          <table:table-cell office:value-type="string" calcext:value-type="string">
            <text:p>'O': ['6, 7, 41, 47, 49, 69, 70, 75, 76, 77, 78, 79, 80, 81, 82, 83, 84, 85, 86, 87, 88, 89, 90, 91, 92, 93, 94, 95, 96, 97, 98, 99, 100, 101, 102, 103, 115, 116, 117, 118, 119, 120, 121, 145, 148, 149, 159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'Os': ['196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25, 60, 153</text:p>
          </table:table-cell>
          <table:table-cell/>
          <table:table-cell office:value-type="string" calcext:value-type="string">
            <text:p>'P': ['25, 60, 153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'Pa': ['210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b</text:p>
          </table:table-cell>
          <table:table-cell table:style-name="ce4" office:value-type="float" office:value="33" calcext:value-type="float">
            <text:p>33</text:p>
          </table:table-cell>
          <table:table-cell/>
          <table:table-cell office:value-type="string" calcext:value-type="string">
            <text:p>'Pb': ['33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d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'Pd': ['186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m</text:p>
          </table:table-cell>
          <table:table-cell table:style-name="ce4" office:value-type="float" office:value="132" calcext:value-type="float">
            <text:p>132</text:p>
          </table:table-cell>
          <table:table-cell/>
          <table:table-cell office:value-type="string" calcext:value-type="string">
            <text:p>'Pm': ['132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'Po': ['203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r</text:p>
          </table:table-cell>
          <table:table-cell table:style-name="ce4" office:value-type="float" office:value="130" calcext:value-type="float">
            <text:p>130</text:p>
          </table:table-cell>
          <table:table-cell/>
          <table:table-cell office:value-type="string" calcext:value-type="string">
            <text:p>'Pr': ['130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t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'Pt': ['198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'Pu': ['213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'Ra': ['207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b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'Rb': ['178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'Re': ['195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h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'Rh': ['185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n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'Rn': ['205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'Ru': ['184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15, 16, 17, 18, 42, 74, 104, 105, 154</text:p>
          </table:table-cell>
          <table:table-cell/>
          <table:table-cell office:value-type="string" calcext:value-type="string">
            <text:p>'S': ['15, 16, 17, 18, 42, 74, 104, 105, 154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b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'Sb': ['190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'Sc': ['169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</text:p>
          </table:table-cell>
          <table:table-cell table:style-name="ce4" office:value-type="float" office:value="34" calcext:value-type="float">
            <text:p>34</text:p>
          </table:table-cell>
          <table:table-cell/>
          <table:table-cell office:value-type="string" calcext:value-type="string">
            <text:p>'Se': ['34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i</text:p>
          </table:table-cell>
          <table:table-cell table:style-name="ce4" office:value-type="float" office:value="19" calcext:value-type="float">
            <text:p>19</text:p>
          </table:table-cell>
          <table:table-cell/>
          <table:table-cell office:value-type="string" calcext:value-type="string">
            <text:p>'Si': ['19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m</text:p>
          </table:table-cell>
          <table:table-cell table:style-name="ce4" office:value-type="float" office:value="133" calcext:value-type="float">
            <text:p>133</text:p>
          </table:table-cell>
          <table:table-cell/>
          <table:table-cell office:value-type="string" calcext:value-type="string">
            <text:p>'Sm': ['133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n</text:p>
          </table:table-cell>
          <table:table-cell table:style-name="ce4" office:value-type="float" office:value="32" calcext:value-type="float">
            <text:p>32</text:p>
          </table:table-cell>
          <table:table-cell/>
          <table:table-cell office:value-type="string" calcext:value-type="string">
            <text:p>'Sn': ['32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r</text:p>
          </table:table-cell>
          <table:table-cell table:style-name="ce4" office:value-type="float" office:value="126" calcext:value-type="float">
            <text:p>126</text:p>
          </table:table-cell>
          <table:table-cell/>
          <table:table-cell office:value-type="string" calcext:value-type="string">
            <text:p>'Sr': ['126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'Ta': ['193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b</text:p>
          </table:table-cell>
          <table:table-cell table:style-name="ce4" office:value-type="float" office:value="136" calcext:value-type="float">
            <text:p>136</text:p>
          </table:table-cell>
          <table:table-cell/>
          <table:table-cell office:value-type="string" calcext:value-type="string">
            <text:p>'Tb': ['136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c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'Tc': ['183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e</text:p>
          </table:table-cell>
          <table:table-cell table:style-name="ce4" office:value-type="float" office:value="35" calcext:value-type="float">
            <text:p>35</text:p>
          </table:table-cell>
          <table:table-cell/>
          <table:table-cell office:value-type="string" calcext:value-type="string">
            <text:p>'Te': ['35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'Th': ['209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'Ti': ['170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l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'Tl': ['201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m</text:p>
          </table:table-cell>
          <table:table-cell table:style-name="ce4" office:value-type="float" office:value="140" calcext:value-type="float">
            <text:p>140</text:p>
          </table:table-cell>
          <table:table-cell/>
          <table:table-cell office:value-type="string" calcext:value-type="string">
            <text:p>'Tm': ['140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'U': ['211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'V': ['171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'W': ['194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Xe</text:p>
          </table:table-cell>
          <table:table-cell table:style-name="ce4" office:value-type="float" office:value="55" calcext:value-type="float">
            <text:p>55</text:p>
          </table:table-cell>
          <table:table-cell/>
          <table:table-cell office:value-type="string" calcext:value-type="string">
            <text:p>'Xe': ['55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'Y': ['179'],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Yb</text:p>
          </table:table-cell>
          <table:table-cell table:style-name="ce4" office:value-type="float" office:value="141" calcext:value-type="float">
            <text:p>141</text:p>
          </table:table-cell>
          <table:table-cell/>
          <table:table-cell office:value-type="string" calcext:value-type="string">
            <text:p>'Yb': ['141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n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'Zn': ['175'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r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'Zr': ['180'],</text:p>
          </table:table-cell>
          <table:table-cell table:number-columns-repeated="1019"/>
        </table:table-row>
        <table:table-row table:style-name="ro2" table:number-rows-repeated="1048471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AMJ164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Sheet3.A1:Sheet3.AMJ10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4-09T09:51:19Z</meta:creation-date>
    <dc:date>2018-04-19T12:57:22.952829038</dc:date>
    <meta:editing-cycles>7</meta:editing-cycles>
    <meta:editing-duration>PT4H49M15S</meta:editing-duration>
    <meta:document-statistic meta:table-count="3" meta:cell-count="1457" meta:object-count="0"/>
    <meta:user-defined meta:name="WorkbookGuid">abdc0b2f-7f8c-4a09-a06d-42a49ec8ffd5</meta:user-defined>
  </office:meta>
</office:document-meta>
</file>